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5.7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4.39mm"/>
    </style:style>
    <style:style style:name="co9" style:family="table-column">
      <style:table-column-properties fo:break-before="auto" style:column-width="27.99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31.96mm"/>
    </style:style>
    <style:style style:name="co12" style:family="table-column">
      <style:table-column-properties fo:break-before="auto" style:column-width="27.16mm"/>
    </style:style>
    <style:style style:name="co13" style:family="table-column">
      <style:table-column-properties fo:break-before="auto" style:column-width="36.87mm"/>
    </style:style>
    <style:style style:name="co14" style:family="table-column">
      <style:table-column-properties fo:break-before="auto" style:column-width="28.19mm"/>
    </style:style>
    <style:style style:name="co15" style:family="table-column">
      <style:table-column-properties fo:break-before="auto" style:column-width="29.58mm"/>
    </style:style>
    <style:style style:name="co16" style:family="table-column">
      <style:table-column-properties fo:break-before="auto" style:column-width="29.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2004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20041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Default"/>
        <table:table-column table:style-name="co16" table:default-cell-style-name="ce3"/>
        <table:table-column table:style-name="co3" table:number-columns-repeated="238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ogomips</text:p>
          </table:table-cell>
          <table:table-cell table:style-name="Default" office:value-type="string" calcext:value-type="string">
            <text:p>Test 1 time(u)</text:p>
          </table:table-cell>
          <table:table-cell table:style-name="Default" office:value-type="string" calcext:value-type="string">
            <text:p>Test 1 time(s)</text:p>
          </table:table-cell>
          <table:table-cell table:style-name="Default" office:value-type="string" calcext:value-type="string">
            <text:p>Test 1 time(total)</text:p>
          </table:table-cell>
          <table:table-cell table:style-name="Default" office:value-type="string" calcext:value-type="string">
            <text:p>Test 2 time(u)</text:p>
          </table:table-cell>
          <table:table-cell table:style-name="Default" office:value-type="string" calcext:value-type="string">
            <text:p>Test 2 time(s)</text:p>
          </table:table-cell>
          <table:table-cell table:style-name="Default" office:value-type="string" calcext:value-type="string">
            <text:p>Test 2 time(total)</text:p>
          </table:table-cell>
          <table:table-cell table:style-name="Default" office:value-type="string" calcext:value-type="string">
            <text:p>Test 3 time(u)</text:p>
          </table:table-cell>
          <table:table-cell table:style-name="Default" office:value-type="string" calcext:value-type="string">
            <text:p>Test 3 time(s)</text:p>
          </table:table-cell>
          <table:table-cell table:style-name="Default" office:value-type="string" calcext:value-type="string">
            <text:p>Test 3 time(total)</text:p>
          </table:table-cell>
          <table:table-cell table:style-name="Default" office:value-type="string" calcext:value-type="string">
            <text:p>Test 4 time (u)</text:p>
          </table:table-cell>
          <table:table-cell office:value-type="string" calcext:value-type="string">
            <text:p>Test 4 time (s)</text:p>
          </table:table-cell>
          <table:table-cell table:style-name="Default" office:value-type="string" calcext:value-type="string">
            <text:p>Test 4 time (total)</text:p>
          </table:table-cell>
          <table:table-cell office:value-type="string" calcext:value-type="string">
            <text:p>Test 5 time (u)</text:p>
          </table:table-cell>
          <table:table-cell office:value-type="string" calcext:value-type="string">
            <text:p>Test 5 time (s)</text:p>
          </table:table-cell>
          <table:table-cell office:value-type="string" calcext:value-type="string">
            <text:p>Test 5 time (total)</text:p>
          </table:table-cell>
          <table:table-cell office:value-type="string" calcext:value-type="string">
            <text:p>Test 6 time (u)</text:p>
          </table:table-cell>
          <table:table-cell office:value-type="string" calcext:value-type="string">
            <text:p>Test 6 time (s)</text:p>
          </table:table-cell>
          <table:table-cell office:value-type="string" calcext:value-type="string">
            <text:p>Test 6 time (total)</text:p>
          </table:table-cell>
          <table:table-cell office:value-type="string" calcext:value-type="string">
            <text:p>Test 7 time (u)</text:p>
          </table:table-cell>
          <table:table-cell office:value-type="string" calcext:value-type="string">
            <text:p>Test 7 time (s)</text:p>
          </table:table-cell>
          <table:table-cell office:value-type="string" calcext:value-type="string">
            <text:p>Test 7 time (total)</text:p>
          </table:table-cell>
          <table:table-cell office:value-type="string" calcext:value-type="string">
            <text:p>Test 88 time (u)</text:p>
          </table:table-cell>
          <table:table-cell office:value-type="string" calcext:value-type="string">
            <text:p>Test 8 time (s)</text:p>
          </table:table-cell>
          <table:table-cell office:value-type="string" calcext:value-type="string">
            <text:p>Test 8 time (total)</text:p>
          </table:table-cell>
          <table:table-cell table:number-columns-repeated="226"/>
        </table:table-row>
        <table:table-row table:style-name="ro1">
          <table:table-cell table:number-columns-repeated="6"/>
          <table:table-cell table:style-name="Default" office:value-type="string" calcext:value-type="string">
            <text:p>GF2 (ztspf)</text:p>
          </table:table-cell>
          <table:table-cell table:style-name="Default" table:number-columns-repeated="2"/>
          <table:table-cell table:style-name="Default" office:value-type="string" calcext:value-type="string">
            <text:p>GF4 (ztspf)</text:p>
          </table:table-cell>
          <table:table-cell table:style-name="Default" table:number-columns-repeated="2"/>
          <table:table-cell table:style-name="Default" office:value-type="string" calcext:value-type="string">
            <text:p>GF3 (zns)</text:p>
          </table:table-cell>
          <table:table-cell table:style-name="Default" table:number-columns-repeated="2"/>
          <table:table-cell table:style-name="Default" office:value-type="string" calcext:value-type="string">
            <text:p>GF2 (tco)</text:p>
          </table:table-cell>
          <table:table-cell/>
          <table:table-cell table:style-name="Default"/>
          <table:table-cell office:value-type="string" calcext:value-type="string">
            <text:p>Parker 100k (seed 2) zmu</text:p>
          </table:table-cell>
          <table:table-cell table:number-columns-repeated="2"/>
          <table:table-cell office:value-type="string" calcext:value-type="string">
            <text:p>Parker 200k (seed 2) zmu</text:p>
          </table:table-cell>
          <table:table-cell table:number-columns-repeated="2"/>
          <table:table-cell office:value-type="string" calcext:value-type="string">
            <text:p>Parker 100k (seed 2) zrn</text:p>
          </table:table-cell>
          <table:table-cell table:number-columns-repeated="2"/>
          <table:table-cell office:value-type="string" calcext:value-type="string">
            <text:p>Parker 200k (seed 2) zrn</text:p>
          </table:table-cell>
          <table:table-cell table:number-columns-repeated="228"/>
        </table:table-row>
        <table:table-row table:style-name="ro1">
          <table:table-cell office:value-type="string" calcext:value-type="string">
            <text:p>Athlon1400</text:p>
          </table:table-cell>
          <table:table-cell office:value-type="string" calcext:value-type="string">
            <text:p>AMD 1400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2792" calcext:value-type="float">
            <text:p>2792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G3]+[.H3]" office:value-type="float" office:value="526" calcext:value-type="float">
            <text:p>5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J3]+[.K3]" office:value-type="float" office:value="39" calcext:value-type="float">
            <text:p>3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3]+[.N3]" office:value-type="float" office:value="139" calcext:value-type="float">
            <text:p>139</text:p>
          </table:table-cell>
          <table:table-cell table:style-name="Default"/>
          <table:table-cell/>
          <table:table-cell table:style-name="Default" table:formula="of:=[.P3]+[.Q3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Athlon1800</text:p>
          </table:table-cell>
          <table:table-cell office:value-type="string" calcext:value-type="string">
            <text:p>AMD XP1800+</text:p>
          </table:table-cell>
          <table:table-cell office:value-type="float" office:value="1533" calcext:value-type="float">
            <text:p>15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3061" calcext:value-type="float">
            <text:p>3061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formula="of:=[.G4]+[.H4]" office:value-type="float" office:value="510" calcext:value-type="float">
            <text:p>51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J4]+[.K4]" office:value-type="float" office:value="40" calcext:value-type="float">
            <text:p>4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M4]+[.N4]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formula="of:=[.P4]+[.Q4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P4/1800</text:p>
          </table:table-cell>
          <table:table-cell office:value-type="float" office:value="1979" calcext:value-type="float">
            <text:p>19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45" calcext:value-type="float">
            <text:p>394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+[.H5]" office:value-type="float" office:value="180" calcext:value-type="float">
            <text:p>18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5]+[.K5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5]+[.N5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5]+[.Q5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2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</text:p>
          </table:table-cell>
          <table:table-cell office:value-type="float" office:value="3591" calcext:value-type="float">
            <text:p>359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formula="of:=[.G6]+[.H6]" office:value-type="float" office:value="346" calcext:value-type="float">
            <text:p>346</text:p>
          </table:table-cell>
          <table:table-cell table:style-name="Default" table:number-columns-repeated="2"/>
          <table:table-cell table:style-name="Default" table:formula="of:=[.J6]+[.K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6]+[.N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6]+[.Q6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3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578" calcext:value-type="float">
            <text:p>3578</text:p>
          </table:table-cell>
          <table:table-cell table:style-name="Default" table:number-columns-repeated="2"/>
          <table:table-cell table:style-name="Default" table:formula="of:=[.G7]+[.H7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7]+[.K7]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M7]+[.N7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7]+[.Q7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4</text:p>
          </table:table-cell>
          <table:table-cell office:value-type="string" calcext:value-type="string">
            <text:p>P4/2000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8]+[.H8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8]+[.K8]" office:value-type="float" office:value="0" calcext:value-type="float">
            <text:p>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8]+[.N8]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formula="of:=[.P8]+[.Q8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5</text:p>
          </table:table-cell>
          <table:table-cell office:value-type="string" calcext:value-type="string">
            <text:p>P4/2200</text:p>
          </table:table-cell>
          <table:table-cell office:value-type="float" office:value="2200" calcext:value-type="float">
            <text:p>2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9]+[.H9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9]+[.K9]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9]+[.N9]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formula="of:=[.P9]+[.Q9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6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0]+[.H10]" office:value-type="float" office:value="191" calcext:value-type="float">
            <text:p>19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0]+[.K10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0]+[.N10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10]+[.Q10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7</text:p>
          </table:table-cell>
          <table:table-cell office:value-type="string" calcext:value-type="string">
            <text:p>XEON/2000</text:p>
          </table:table-cell>
          <table:table-cell office:value-type="float" office:value="1953" calcext:value-type="float">
            <text:p>19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84" calcext:value-type="float">
            <text:p>3984</text:p>
          </table:table-cell>
          <table:table-cell table:style-name="Default" office:value-type="string" calcext:value-type="string">
            <text:p>Failed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2"/>
          <table:table-cell table:style-name="Default" table:formula="of:=[.J11]+[.K11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11]+[.N1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1]+[.Q11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8</text:p>
          </table:table-cell>
          <table:table-cell office:value-type="string" calcext:value-type="string">
            <text:p>P4/2400</text:p>
          </table:table-cell>
          <table:table-cell office:value-type="float" office:value="2393" calcext:value-type="float">
            <text:p>239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771" calcext:value-type="float">
            <text:p>477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2]+[.H12]" office:value-type="float" office:value="207" calcext:value-type="float">
            <text:p>207</text:p>
          </table:table-cell>
          <table:table-cell table:style-name="Default" table:number-columns-repeated="2"/>
          <table:table-cell table:style-name="Default" table:formula="of:=[.J12]+[.K12]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2]+[.N12]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formula="of:=[.P12]+[.Q12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9</text:p>
          </table:table-cell>
          <table:table-cell office:value-type="string" calcext:value-type="string">
            <text:p>P4/2533</text:p>
          </table:table-cell>
          <table:table-cell office:value-type="float" office:value="2533" calcext:value-type="float">
            <text:p>25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13]+[.H13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3]+[.K13]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3]+[.N13]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formula="of:=[.P13]+[.Q13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0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00H00M35S" calcext:value-type="time">
            <text:p>00:00:35</text:p>
          </table:table-cell>
          <table:table-cell table:formula="of:=[.G14]+[.H14]" office:value-type="time" office:time-value="PT02H29M18S" calcext:value-type="time">
            <text:p>02:29:18</text:p>
          </table:table-cell>
          <table:table-cell office:value-type="time" office:time-value="PT00H11M38S" calcext:value-type="time">
            <text:p>00:11:38</text:p>
          </table:table-cell>
          <table:table-cell office:value-type="time" office:time-value="PT00H00M08S" calcext:value-type="time">
            <text:p>00:00:08</text:p>
          </table:table-cell>
          <table:table-cell table:formula="of:=[.J14]+[.K14]" office:value-type="time" office:time-value="PT00H11M46S" calcext:value-type="time">
            <text:p>00:11:46</text:p>
          </table:table-cell>
          <table:table-cell office:value-type="time" office:time-value="PT00H21M20S" calcext:value-type="time">
            <text:p>00:21:20</text:p>
          </table:table-cell>
          <table:table-cell office:value-type="time" office:time-value="PT00H00M05S" calcext:value-type="time">
            <text:p>00:00:05</text:p>
          </table:table-cell>
          <table:table-cell table:formula="of:=[.M14]+[.N14]" office:value-type="time" office:time-value="PT00H21M25S" calcext:value-type="time">
            <text:p>00:21:25</text:p>
          </table:table-cell>
          <table:table-cell office:value-type="time" office:time-value="PT00H45M53S" calcext:value-type="time">
            <text:p>00:45:53</text:p>
          </table:table-cell>
          <table:table-cell office:value-type="float" office:value="0" calcext:value-type="float">
            <text:p>0</text:p>
          </table:table-cell>
          <table:table-cell table:formula="of:=[.P14]+[.Q14]" office:value-type="time" office:time-value="PT00H45M53S" calcext:value-type="time">
            <text:p>00:45:5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1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 333</text:p>
          </table:table-cell>
          <table:table-cell office:value-type="float" office:value="6121" calcext:value-type="float">
            <text:p>61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5]+[.H15]" office:value-type="float" office:value="199" calcext:value-type="float">
            <text:p>19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5]+[.K15]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[.M15]+[.N15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5]+[.Q15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2</text:p>
          </table:table-cell>
          <table:table-cell office:value-type="string" calcext:value-type="string">
            <text:p>P4/2800</text:p>
          </table:table-cell>
          <table:table-cell office:value-type="float" office:value="2800" calcext:value-type="float">
            <text:p>2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5583.66" calcext:value-type="float">
            <text:p>5583.66</text:p>
          </table:table-cell>
          <table:table-cell table:style-name="Default" table:number-columns-repeated="2"/>
          <table:table-cell table:style-name="Default" table:formula="of:=[.G16]+[.H16]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6]+[.K16]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6]+[.N16]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formula="of:=[.P16]+[.Q16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3</text:p>
          </table:table-cell>
          <table:table-cell office:value-type="string" calcext:value-type="string">
            <text:p>P4/3200</text:p>
          </table:table-cell>
          <table:table-cell office:value-type="float" office:value="3200" calcext:value-type="float">
            <text:p>3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379.09" calcext:value-type="float">
            <text:p>6379.0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17]+[.H17]" office:value-type="float" office:value="113" calcext:value-type="float">
            <text:p>1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7]+[.K17]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7]+[.N17]" office:value-type="float" office:value="21" calcext:value-type="float">
            <text:p>21</text:p>
          </table:table-cell>
          <table:table-cell table:style-name="Default"/>
          <table:table-cell/>
          <table:table-cell table:style-name="Default" table:formula="of:=[.P17]+[.Q17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4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763" calcext:value-type="float">
            <text:p>6763</text:p>
          </table:table-cell>
          <table:table-cell office:value-type="time" office:time-value="PT01H46M07S" calcext:value-type="time">
            <text:p>01:46:07</text:p>
          </table:table-cell>
          <table:table-cell office:value-type="time" office:time-value="PT00H00M23S" calcext:value-type="time">
            <text:p>00:00:23</text:p>
          </table:table-cell>
          <table:table-cell table:style-name="ce2" table:formula="of:=[.G18]+[.H18]" office:value-type="time" office:time-value="PT01H46M30S" calcext:value-type="time">
            <text:p>01:46:30</text:p>
          </table:table-cell>
          <table:table-cell office:value-type="time" office:time-value="PT00H09M21S" calcext:value-type="time">
            <text:p>00:09:21</text:p>
          </table:table-cell>
          <table:table-cell office:value-type="time" office:time-value="PT00H00M07S" calcext:value-type="time">
            <text:p>00:00:07</text:p>
          </table:table-cell>
          <table:table-cell table:style-name="ce1" table:formula="of:=[.J18]+[.K18]" office:value-type="time" office:time-value="PT00H09M28S" calcext:value-type="time">
            <text:p>00:09:28</text:p>
          </table:table-cell>
          <table:table-cell office:value-type="time" office:time-value="PT00H16M11S" calcext:value-type="time">
            <text:p>00:16:11</text:p>
          </table:table-cell>
          <table:table-cell office:value-type="time" office:time-value="PT00H00M05S" calcext:value-type="time">
            <text:p>00:00:05</text:p>
          </table:table-cell>
          <table:table-cell table:formula="of:=[.M18]+[.N18]" office:value-type="time" office:time-value="PT00H16M16S" calcext:value-type="time">
            <text:p>00:16:16</text:p>
          </table:table-cell>
          <table:table-cell office:value-type="time" office:time-value="PT00H41M33S" calcext:value-type="time">
            <text:p>00:41:33</text:p>
          </table:table-cell>
          <table:table-cell office:value-type="float" office:value="0" calcext:value-type="float">
            <text:p>0</text:p>
          </table:table-cell>
          <table:table-cell table:formula="of:=[.P18]+[.Q18]" office:value-type="time" office:time-value="PT00H41M33S" calcext:value-type="time">
            <text:p>00:41:3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P2/40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DRAM</text:p>
          </table:table-cell>
          <table:table-cell office:value-type="float" office:value="786.43" calcext:value-type="float">
            <text:p>786.43</text:p>
          </table:table-cell>
          <table:table-cell table:style-name="ce2" office:value-type="time" office:time-value="PT25H50M58S" calcext:value-type="time">
            <text:p>25:50:58</text:p>
          </table:table-cell>
          <table:table-cell office:value-type="time" office:time-value="PT00H18M41S" calcext:value-type="time">
            <text:p>00:18:41</text:p>
          </table:table-cell>
          <table:table-cell table:style-name="ce2" table:formula="of:=[.G19]+[.H19]" office:value-type="time" office:time-value="PT26H09M39S" calcext:value-type="time">
            <text:p>26:09:39</text:p>
          </table:table-cell>
          <table:table-cell office:value-type="time" office:time-value="PT02H45M00S" calcext:value-type="time">
            <text:p>02:45:00</text:p>
          </table:table-cell>
          <table:table-cell office:value-type="time" office:time-value="PT00H02M00S" calcext:value-type="time">
            <text:p>00:02:00</text:p>
          </table:table-cell>
          <table:table-cell table:style-name="ce1" table:formula="of:=[.J19]+[.K19]" office:value-type="time" office:time-value="PT02H47M00S" calcext:value-type="time">
            <text:p>02:47:00</text:p>
          </table:table-cell>
          <table:table-cell table:style-name="ce2" office:value-type="time" office:time-value="PT04H30M33S" calcext:value-type="time">
            <text:p>04:30:33</text:p>
          </table:table-cell>
          <table:table-cell office:value-type="time" office:time-value="PT00H00M55S" calcext:value-type="time">
            <text:p>00:00:55</text:p>
          </table:table-cell>
          <table:table-cell table:formula="of:=[.M19]+[.N19]" office:value-type="time" office:time-value="PT04H31M28S" calcext:value-type="time">
            <text:p>04:31:28</text:p>
          </table:table-cell>
          <table:table-cell table:style-name="Default"/>
          <table:table-cell/>
          <table:table-cell table:style-name="Default" table:formula="of:=[.P19]+[.Q19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urnside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ce2" office:value-type="time" office:time-value="PT02H47M11S" calcext:value-type="time">
            <text:p>02:47:11</text:p>
          </table:table-cell>
          <table:table-cell office:value-type="time" office:time-value="PT00H00M34S" calcext:value-type="time">
            <text:p>00:00:34</text:p>
          </table:table-cell>
          <table:table-cell table:style-name="ce2" table:formula="of:=[.G20]+[.H20]" office:value-type="time" office:time-value="PT02H47M45S" calcext:value-type="time">
            <text:p>02:47:45</text:p>
          </table:table-cell>
          <table:table-cell office:value-type="time" office:time-value="PT00H14M50S" calcext:value-type="time">
            <text:p>00:14:50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0]+[.K20]" office:value-type="time" office:time-value="PT00H14M59S" calcext:value-type="time">
            <text:p>00:14:59</text:p>
          </table:table-cell>
          <table:table-cell table:style-name="ce2" office:value-type="time" office:time-value="PT00H25M24S" calcext:value-type="time">
            <text:p>00:25:24</text:p>
          </table:table-cell>
          <table:table-cell office:value-type="time" office:time-value="PT00H00M05S" calcext:value-type="time">
            <text:p>00:00:05</text:p>
          </table:table-cell>
          <table:table-cell table:formula="of:=[.M20]+[.N20]" office:value-type="time" office:time-value="PT00H25M29S" calcext:value-type="time">
            <text:p>00:25:29</text:p>
          </table:table-cell>
          <table:table-cell office:value-type="time" office:time-value="PT00H53M59S" calcext:value-type="time">
            <text:p>00:53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20]+[.Q20]" office:value-type="time" office:time-value="PT00H54M00S" calcext:value-type="time">
            <text:p>00:54:0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Athlon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SDRAM</text:p>
          </table:table-cell>
          <table:table-cell/>
          <table:table-cell table:style-name="Default" table:number-columns-repeated="2"/>
          <table:table-cell table:style-name="ce2" table:formula="of:=[.G21]+[.H21]" office:value-type="time" office:time-value="PT00H00M00S" calcext:value-type="time">
            <text:p>00:00:00</text:p>
          </table:table-cell>
          <table:table-cell table:style-name="ce2" office:value-type="time" office:time-value="PT01H01M07S" calcext:value-type="time">
            <text:p>01:01:07</text:p>
          </table:table-cell>
          <table:table-cell office:value-type="time" office:time-value="PT00H04M47S" calcext:value-type="time">
            <text:p>00:04:47</text:p>
          </table:table-cell>
          <table:table-cell table:style-name="ce1" table:formula="of:=[.J21]+[.K21]" office:value-type="time" office:time-value="PT01H05M54S" calcext:value-type="time">
            <text:p>01:05:54</text:p>
          </table:table-cell>
          <table:table-cell table:style-name="ce2" office:value-type="time" office:time-value="PT02H22M10S" calcext:value-type="time">
            <text:p>02:22:10</text:p>
          </table:table-cell>
          <table:table-cell office:value-type="time" office:time-value="PT00H01M00S" calcext:value-type="time">
            <text:p>00:01:00</text:p>
          </table:table-cell>
          <table:table-cell table:formula="of:=[.M21]+[.N21]" office:value-type="time" office:time-value="PT02H23M10S" calcext:value-type="time">
            <text:p>02:23:10</text:p>
          </table:table-cell>
          <table:table-cell table:style-name="Default"/>
          <table:table-cell/>
          <table:table-cell table:style-name="Default" table:formula="of:=[.P21]+[.Q21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rauer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533</text:p>
          </table:table-cell>
          <table:table-cell office:value-type="float" office:value="6789.52" calcext:value-type="float">
            <text:p>6789.52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0H00M27S" calcext:value-type="time">
            <text:p>00:00:27</text:p>
          </table:table-cell>
          <table:table-cell table:style-name="ce2" table:formula="of:=[.G22]+[.H22]" office:value-type="time" office:time-value="PT01H35M32S" calcext:value-type="time">
            <text:p>01:35:32</text:p>
          </table:table-cell>
          <table:table-cell office:value-type="time" office:time-value="PT00H09M11S" calcext:value-type="time">
            <text:p>00:09:11</text:p>
          </table:table-cell>
          <table:table-cell office:value-type="time" office:time-value="PT00H00M06S" calcext:value-type="time">
            <text:p>00:00:06</text:p>
          </table:table-cell>
          <table:table-cell table:style-name="ce1" table:formula="of:=[.J22]+[.K22]" office:value-type="time" office:time-value="PT00H09M17S" calcext:value-type="time">
            <text:p>00:09:17</text:p>
          </table:table-cell>
          <table:table-cell office:value-type="time" office:time-value="PT00H15M50S" calcext:value-type="time">
            <text:p>00:15:50</text:p>
          </table:table-cell>
          <table:table-cell office:value-type="time" office:time-value="PT00H00M07S" calcext:value-type="time">
            <text:p>00:00:07</text:p>
          </table:table-cell>
          <table:table-cell table:formula="of:=[.M22]+[.N22]" office:value-type="time" office:time-value="PT00H15M57S" calcext:value-type="time">
            <text:p>00:15:57</text:p>
          </table:table-cell>
          <table:table-cell office:value-type="time" office:time-value="PT00H49M26S" calcext:value-type="time">
            <text:p>00:49:26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22]+[.Q22]" office:value-type="time" office:time-value="PT00H49M29S" calcext:value-type="time">
            <text:p>00:49:2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Athlon+cygw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5G</text:p>
          </table:table-cell>
          <table:table-cell table:number-columns-repeated="2"/>
          <table:table-cell office:value-type="time" office:time-value="PT02H53M37S" calcext:value-type="time">
            <text:p>02:53:37</text:p>
          </table:table-cell>
          <table:table-cell office:value-type="time" office:time-value="PT00H01M03S" calcext:value-type="time">
            <text:p>00:01:03</text:p>
          </table:table-cell>
          <table:table-cell table:style-name="ce2" table:formula="of:=[.G23]+[.H23]" office:value-type="time" office:time-value="PT02H54M40S" calcext:value-type="time">
            <text:p>02:54:40</text:p>
          </table:table-cell>
          <table:table-cell office:value-type="time" office:time-value="PT00H14M51S" calcext:value-type="time">
            <text:p>00:14:51</text:p>
          </table:table-cell>
          <table:table-cell office:value-type="time" office:time-value="PT00H00M15S" calcext:value-type="time">
            <text:p>00:00:15</text:p>
          </table:table-cell>
          <table:table-cell table:style-name="ce1" table:formula="of:=[.J23]+[.K23]" office:value-type="time" office:time-value="PT00H15M06S" calcext:value-type="time">
            <text:p>00:15:06</text:p>
          </table:table-cell>
          <table:table-cell office:value-type="time" office:time-value="PT00H27M23S" calcext:value-type="time">
            <text:p>00:27:23</text:p>
          </table:table-cell>
          <table:table-cell office:value-type="time" office:time-value="PT00H00M11S" calcext:value-type="time">
            <text:p>00:00:11</text:p>
          </table:table-cell>
          <table:table-cell table:formula="of:=[.M23]+[.N23]" office:value-type="time" office:time-value="PT00H27M34S" calcext:value-type="time">
            <text:p>00:27:34</text:p>
          </table:table-cell>
          <table:table-cell office:value-type="time" office:time-value="PT00H58M03S" calcext:value-type="time">
            <text:p>00:58:03</text:p>
          </table:table-cell>
          <table:table-cell office:value-type="float" office:value="0" calcext:value-type="float">
            <text:p>0</text:p>
          </table:table-cell>
          <table:table-cell table:formula="of:=[.P23]+[.Q23]" office:value-type="time" office:time-value="PT00H58M03S" calcext:value-type="time">
            <text:p>00:58:0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urnside + icc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office:value-type="time" office:time-value="PT02H46M41S" calcext:value-type="time">
            <text:p>02:46:41</text:p>
          </table:table-cell>
          <table:table-cell office:value-type="time" office:time-value="PT00H00M36S" calcext:value-type="time">
            <text:p>00:00:36</text:p>
          </table:table-cell>
          <table:table-cell table:style-name="ce2" table:formula="of:=[.G24]+[.H24]" office:value-type="time" office:time-value="PT02H47M17S" calcext:value-type="time">
            <text:p>02:47:17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4]+[.K24]" office:value-type="time" office:time-value="PT00H15M06S" calcext:value-type="time">
            <text:p>00:15:06</text:p>
          </table:table-cell>
          <table:table-cell office:value-type="time" office:time-value="PT00H24M49S" calcext:value-type="time">
            <text:p>00:24:49</text:p>
          </table:table-cell>
          <table:table-cell office:value-type="time" office:time-value="PT00H00M06S" calcext:value-type="time">
            <text:p>00:00:06</text:p>
          </table:table-cell>
          <table:table-cell table:formula="of:=[.M24]+[.N24]" office:value-type="time" office:time-value="PT00H24M55S" calcext:value-type="time">
            <text:p>00:24:55</text:p>
          </table:table-cell>
          <table:table-cell office:value-type="time" office:time-value="PT00H47M17S" calcext:value-type="time">
            <text:p>00:47:1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24]+[.Q24]" office:value-type="time" office:time-value="PT00H47M17S" calcext:value-type="time">
            <text:p>00:47:1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Frobenius + icc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14M48S" calcext:value-type="time">
            <text:p>02:14:48</text:p>
          </table:table-cell>
          <table:table-cell office:value-type="time" office:time-value="PT00H00M33S" calcext:value-type="time">
            <text:p>00:00:33</text:p>
          </table:table-cell>
          <table:table-cell table:formula="of:=[.G25]+[.H25]" office:value-type="time" office:time-value="PT02H15M21S" calcext:value-type="time">
            <text:p>02:15:21</text:p>
          </table:table-cell>
          <table:table-cell office:value-type="time" office:time-value="PT00H11M29S" calcext:value-type="time">
            <text:p>00:11:29</text:p>
          </table:table-cell>
          <table:table-cell office:value-type="time" office:time-value="PT00H00M08S" calcext:value-type="time">
            <text:p>00:00:08</text:p>
          </table:table-cell>
          <table:table-cell table:formula="of:=[.J25]+[.K25]" office:value-type="time" office:time-value="PT00H11M37S" calcext:value-type="time">
            <text:p>00:11:37</text:p>
          </table:table-cell>
          <table:table-cell office:value-type="time" office:time-value="PT00H19M15S" calcext:value-type="time">
            <text:p>00:19:15</text:p>
          </table:table-cell>
          <table:table-cell office:value-type="time" office:time-value="PT00H00M05S" calcext:value-type="time">
            <text:p>00:00:05</text:p>
          </table:table-cell>
          <table:table-cell table:formula="of:=[.M25]+[.N25]" office:value-type="time" office:time-value="PT00H19M20S" calcext:value-type="time">
            <text:p>00:19:20</text:p>
          </table:table-cell>
          <table:table-cell office:value-type="time" office:time-value="PT00H34M34S" calcext:value-type="time">
            <text:p>00:34:34</text:p>
          </table:table-cell>
          <table:table-cell office:value-type="float" office:value="0" calcext:value-type="float">
            <text:p>0</text:p>
          </table:table-cell>
          <table:table-cell table:formula="of:=[.P25]+[.Q25]" office:value-type="time" office:time-value="PT00H34M34S" calcext:value-type="time">
            <text:p>00:34:3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5/Fedora_x86_64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89.76" calcext:value-type="float">
            <text:p>6389.76</text:p>
          </table:table-cell>
          <table:table-cell office:value-type="time" office:time-value="PT01H31M21S" calcext:value-type="time">
            <text:p>01:31:21</text:p>
          </table:table-cell>
          <table:table-cell office:value-type="time" office:time-value="PT00H00M21S" calcext:value-type="time">
            <text:p>00:00:21</text:p>
          </table:table-cell>
          <table:table-cell table:formula="of:=[.G26]+[.H26]" office:value-type="time" office:time-value="PT01H31M42S" calcext:value-type="time">
            <text:p>01:31:42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0H00M07S" calcext:value-type="time">
            <text:p>00:00:07</text:p>
          </table:table-cell>
          <table:table-cell table:formula="of:=[.J26]+[.K26]" office:value-type="time" office:time-value="PT00H08M02S" calcext:value-type="time">
            <text:p>00:08:02</text:p>
          </table:table-cell>
          <table:table-cell table:style-name="Default" table:number-columns-repeated="2"/>
          <table:table-cell table:style-name="Default" table:formula="of:=[.M26]+[.N2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26]+[.Q26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5/Debian_emd64t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1M51S" calcext:value-type="time">
            <text:p>01:31:51</text:p>
          </table:table-cell>
          <table:table-cell office:value-type="time" office:time-value="PT00H00M23S" calcext:value-type="time">
            <text:p>00:00:23</text:p>
          </table:table-cell>
          <table:table-cell table:formula="of:=[.G27]+[.H27]" office:value-type="time" office:time-value="PT01H32M14S" calcext:value-type="time">
            <text:p>01:32:14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0H00M05S" calcext:value-type="time">
            <text:p>00:00:05</text:p>
          </table:table-cell>
          <table:table-cell table:formula="of:=[.J27]+[.K27]" office:value-type="time" office:time-value="PT00H07M38S" calcext:value-type="time">
            <text:p>00:07:38</text:p>
          </table:table-cell>
          <table:table-cell office:value-type="time" office:time-value="PT00H13M07S" calcext:value-type="time">
            <text:p>00:13:07</text:p>
          </table:table-cell>
          <table:table-cell office:value-type="time" office:time-value="PT00H00M04S" calcext:value-type="time">
            <text:p>00:00:04</text:p>
          </table:table-cell>
          <table:table-cell table:formula="of:=[.M27]+[.N27]" office:value-type="time" office:time-value="PT00H13M11S" calcext:value-type="time">
            <text:p>00:13:11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7]+[.Q27]" office:value-type="time" office:time-value="PT00H36M28S" calcext:value-type="time">
            <text:p>00:36:2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5/Debian_em64t/2 tests in parallel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54M11S" calcext:value-type="time">
            <text:p>01:54:11</text:p>
          </table:table-cell>
          <table:table-cell office:value-type="time" office:time-value="PT00H00M50S" calcext:value-type="time">
            <text:p>00:00:50</text:p>
          </table:table-cell>
          <table:table-cell table:formula="of:=[.G28]+[.H28]" office:value-type="time" office:time-value="PT01H55M01S" calcext:value-type="time">
            <text:p>01:55:01</text:p>
          </table:table-cell>
          <table:table-cell office:value-type="time" office:time-value="PT00H11M43S" calcext:value-type="time">
            <text:p>00:11:43</text:p>
          </table:table-cell>
          <table:table-cell office:value-type="time" office:time-value="PT00H00M08S" calcext:value-type="time">
            <text:p>00:00:08</text:p>
          </table:table-cell>
          <table:table-cell table:formula="of:=[.J28]+[.K28]" office:value-type="time" office:time-value="PT00H11M51S" calcext:value-type="time">
            <text:p>00:11:51</text:p>
          </table:table-cell>
          <table:table-cell office:value-type="time" office:time-value="PT00H22M53S" calcext:value-type="time">
            <text:p>00:22:53</text:p>
          </table:table-cell>
          <table:table-cell office:value-type="time" office:time-value="PT00H00M05S" calcext:value-type="time">
            <text:p>00:00:05</text:p>
          </table:table-cell>
          <table:table-cell table:formula="of:=[.M28]+[.N28]" office:value-type="time" office:time-value="PT00H22M58S" calcext:value-type="time">
            <text:p>00:22:58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8]+[.Q28]" office:value-type="time" office:time-value="PT00H36M28S" calcext:value-type="time">
            <text:p>00:36:2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5/Debian_emd64t/32 bit mode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4M23S" calcext:value-type="time">
            <text:p>01:34:23</text:p>
          </table:table-cell>
          <table:table-cell office:value-type="time" office:time-value="PT00H00M33S" calcext:value-type="time">
            <text:p>00:00:33</text:p>
          </table:table-cell>
          <table:table-cell table:formula="of:=[.G29]+[.H29]" office:value-type="time" office:time-value="PT01H34M56S" calcext:value-type="time">
            <text:p>01:34:5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5S" calcext:value-type="time">
            <text:p>00:00:05</text:p>
          </table:table-cell>
          <table:table-cell table:formula="of:=[.J29]+[.K29]" office:value-type="time" office:time-value="PT00H08M55S" calcext:value-type="time">
            <text:p>00:08:55</text:p>
          </table:table-cell>
          <table:table-cell office:value-type="time" office:time-value="PT00H16M24S" calcext:value-type="time">
            <text:p>00:16:24</text:p>
          </table:table-cell>
          <table:table-cell office:value-type="time" office:time-value="PT00H00M04S" calcext:value-type="time">
            <text:p>00:00:04</text:p>
          </table:table-cell>
          <table:table-cell table:formula="of:=[.M29]+[.N29]" office:value-type="time" office:time-value="PT00H16M28S" calcext:value-type="time">
            <text:p>00:16:28</text:p>
          </table:table-cell>
          <table:table-cell office:value-type="time" office:time-value="PT00H40M37S" calcext:value-type="time">
            <text:p>00:40:37</text:p>
          </table:table-cell>
          <table:table-cell office:value-type="float" office:value="0" calcext:value-type="float">
            <text:p>0</text:p>
          </table:table-cell>
          <table:table-cell table:formula="of:=[.P29]+[.Q29]" office:value-type="time" office:time-value="PT00H40M37S" calcext:value-type="time">
            <text:p>00:40:3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6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3M22S" calcext:value-type="time">
            <text:p>01:23:22</text:p>
          </table:table-cell>
          <table:table-cell office:value-type="time" office:time-value="PT00H00M18S" calcext:value-type="time">
            <text:p>00:00:18</text:p>
          </table:table-cell>
          <table:table-cell table:formula="of:=[.G30]+[.H30]" office:value-type="time" office:time-value="PT01H23M40S" calcext:value-type="time">
            <text:p>01:23:40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5S" calcext:value-type="time">
            <text:p>00:00:05</text:p>
          </table:table-cell>
          <table:table-cell table:formula="of:=[.J30]+[.K30]" office:value-type="time" office:time-value="PT00H06M57S" calcext:value-type="time">
            <text:p>00:06:57</text:p>
          </table:table-cell>
          <table:table-cell office:value-type="time" office:time-value="PT00H11M50S" calcext:value-type="time">
            <text:p>00:11:50</text:p>
          </table:table-cell>
          <table:table-cell office:value-type="time" office:time-value="PT00H00M04S" calcext:value-type="time">
            <text:p>00:00:04</text:p>
          </table:table-cell>
          <table:table-cell table:formula="of:=[.M30]+[.N30]" office:value-type="time" office:time-value="PT00H11M54S" calcext:value-type="time">
            <text:p>00:11:54</text:p>
          </table:table-cell>
          <table:table-cell office:value-type="time" office:time-value="PT00H34M23S" calcext:value-type="time">
            <text:p>00:34:23</text:p>
          </table:table-cell>
          <table:table-cell office:value-type="float" office:value="0" calcext:value-type="float">
            <text:p>0</text:p>
          </table:table-cell>
          <table:table-cell table:formula="of:=[.P30]+[.Q30]" office:value-type="time" office:time-value="PT00H34M23S" calcext:value-type="time">
            <text:p>00:34:2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6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6M06S" calcext:value-type="time">
            <text:p>01:26:06</text:p>
          </table:table-cell>
          <table:table-cell office:value-type="time" office:time-value="PT00H00M18S" calcext:value-type="time">
            <text:p>00:00:18</text:p>
          </table:table-cell>
          <table:table-cell table:formula="of:=[.G31]+[.H31]" office:value-type="time" office:time-value="PT01H26M24S" calcext:value-type="time">
            <text:p>01:26:24</text:p>
          </table:table-cell>
          <table:table-cell office:value-type="time" office:time-value="PT00H08M01S" calcext:value-type="time">
            <text:p>00:08:01</text:p>
          </table:table-cell>
          <table:table-cell office:value-type="time" office:time-value="PT00H00M05S" calcext:value-type="time">
            <text:p>00:00:05</text:p>
          </table:table-cell>
          <table:table-cell table:formula="of:=[.J31]+[.K31]" office:value-type="time" office:time-value="PT00H08M06S" calcext:value-type="time">
            <text:p>00:08:06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0M03S" calcext:value-type="time">
            <text:p>00:00:03</text:p>
          </table:table-cell>
          <table:table-cell table:formula="of:=[.M31]+[.N31]" office:value-type="time" office:time-value="PT00H15M05S" calcext:value-type="time">
            <text:p>00:15:05</text:p>
          </table:table-cell>
          <table:table-cell office:value-type="time" office:time-value="PT00H38M24S" calcext:value-type="time">
            <text:p>00:38:24</text:p>
          </table:table-cell>
          <table:table-cell office:value-type="float" office:value="0" calcext:value-type="float">
            <text:p>0</text:p>
          </table:table-cell>
          <table:table-cell table:formula="of:=[.P31]+[.Q31]" office:value-type="time" office:time-value="PT00H38M24S" calcext:value-type="time">
            <text:p>00:38:2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0M30S" calcext:value-type="time">
            <text:p>01:20:30</text:p>
          </table:table-cell>
          <table:table-cell office:value-type="time" office:time-value="PT00H00M18S" calcext:value-type="time">
            <text:p>00:00:18</text:p>
          </table:table-cell>
          <table:table-cell table:formula="of:=[.G32]+[.H32]" office:value-type="time" office:time-value="PT01H20M48S" calcext:value-type="time">
            <text:p>01:20:48</text:p>
          </table:table-cell>
          <table:table-cell office:value-type="time" office:time-value="PT00H06M44S" calcext:value-type="time">
            <text:p>00:06:44</text:p>
          </table:table-cell>
          <table:table-cell office:value-type="time" office:time-value="PT00H00M05S" calcext:value-type="time">
            <text:p>00:00:05</text:p>
          </table:table-cell>
          <table:table-cell table:formula="of:=[.J32]+[.K32]" office:value-type="time" office:time-value="PT00H06M49S" calcext:value-type="time">
            <text:p>00:06:49</text:p>
          </table:table-cell>
          <table:table-cell office:value-type="time" office:time-value="PT00H11M34S" calcext:value-type="time">
            <text:p>00:11:34</text:p>
          </table:table-cell>
          <table:table-cell office:value-type="time" office:time-value="PT00H00M04S" calcext:value-type="time">
            <text:p>00:00:04</text:p>
          </table:table-cell>
          <table:table-cell table:formula="of:=[.M32]+[.N32]" office:value-type="time" office:time-value="PT00H11M38S" calcext:value-type="time">
            <text:p>00:11:38</text:p>
          </table:table-cell>
          <table:table-cell office:value-type="time" office:time-value="PT00H34M30S" calcext:value-type="time">
            <text:p>00:34:30</text:p>
          </table:table-cell>
          <table:table-cell office:value-type="float" office:value="0" calcext:value-type="float">
            <text:p>0</text:p>
          </table:table-cell>
          <table:table-cell table:formula="of:=[.P32]+[.Q32]" office:value-type="time" office:time-value="PT00H34M30S" calcext:value-type="time">
            <text:p>00:34:3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2M51S" calcext:value-type="time">
            <text:p>01:22:51</text:p>
          </table:table-cell>
          <table:table-cell office:value-type="time" office:time-value="PT00H00M17S" calcext:value-type="time">
            <text:p>00:00:17</text:p>
          </table:table-cell>
          <table:table-cell table:formula="of:=[.G33]+[.H33]" office:value-type="time" office:time-value="PT01H23M08S" calcext:value-type="time">
            <text:p>01:23:08</text:p>
          </table:table-cell>
          <table:table-cell office:value-type="time" office:time-value="PT00H07M53S" calcext:value-type="time">
            <text:p>00:07:53</text:p>
          </table:table-cell>
          <table:table-cell office:value-type="time" office:time-value="PT00H00M05S" calcext:value-type="time">
            <text:p>00:00:05</text:p>
          </table:table-cell>
          <table:table-cell table:formula="of:=[.J33]+[.K33]" office:value-type="time" office:time-value="PT00H07M58S" calcext:value-type="time">
            <text:p>00:07:58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4S" calcext:value-type="time">
            <text:p>00:00:04</text:p>
          </table:table-cell>
          <table:table-cell table:formula="of:=[.M33]+[.N33]" office:value-type="time" office:time-value="PT00H15M01S" calcext:value-type="time">
            <text:p>00:15:01</text:p>
          </table:table-cell>
          <table:table-cell office:value-type="time" office:time-value="PT00H38M19S" calcext:value-type="time">
            <text:p>00:38:19</text:p>
          </table:table-cell>
          <table:table-cell office:value-type="float" office:value="0" calcext:value-type="float">
            <text:p>0</text:p>
          </table:table-cell>
          <table:table-cell table:formula="of:=[.P33]+[.Q33]" office:value-type="time" office:time-value="PT00H38M19S" calcext:value-type="time">
            <text:p>00:38:1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19M13S" calcext:value-type="time">
            <text:p>01:19:13</text:p>
          </table:table-cell>
          <table:table-cell office:value-type="time" office:time-value="PT00H00M17S" calcext:value-type="time">
            <text:p>00:00:17</text:p>
          </table:table-cell>
          <table:table-cell table:formula="of:=[.G34]+[.H34]" office:value-type="time" office:time-value="PT01H19M30S" calcext:value-type="time">
            <text:p>01:19:30</text:p>
          </table:table-cell>
          <table:table-cell office:value-type="time" office:time-value="PT00H06M31S" calcext:value-type="time">
            <text:p>00:06:31</text:p>
          </table:table-cell>
          <table:table-cell office:value-type="time" office:time-value="PT00H00M05S" calcext:value-type="time">
            <text:p>00:00:05</text:p>
          </table:table-cell>
          <table:table-cell table:formula="of:=[.J34]+[.K34]" office:value-type="time" office:time-value="PT00H06M36S" calcext:value-type="time">
            <text:p>00:06:36</text:p>
          </table:table-cell>
          <table:table-cell office:value-type="time" office:time-value="PT00H11M19S" calcext:value-type="time">
            <text:p>00:11:19</text:p>
          </table:table-cell>
          <table:table-cell office:value-type="time" office:time-value="PT00H00M03S" calcext:value-type="time">
            <text:p>00:00:03</text:p>
          </table:table-cell>
          <table:table-cell table:formula="of:=[.M34]+[.N34]" office:value-type="time" office:time-value="PT00H11M22S" calcext:value-type="time">
            <text:p>00:11:22</text:p>
          </table:table-cell>
          <table:table-cell office:value-type="time" office:time-value="PT00H32M28S" calcext:value-type="time">
            <text:p>00:32:28</text:p>
          </table:table-cell>
          <table:table-cell office:value-type="float" office:value="0" calcext:value-type="float">
            <text:p>0</text:p>
          </table:table-cell>
          <table:table-cell table:formula="of:=[.P34]+[.Q34]" office:value-type="time" office:time-value="PT00H32M28S" calcext:value-type="time">
            <text:p>00:32:2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0H00M17S" calcext:value-type="time">
            <text:p>00:00:17</text:p>
          </table:table-cell>
          <table:table-cell table:formula="of:=[.G35]+[.H35]" office:value-type="time" office:time-value="PT01H22M32S" calcext:value-type="time">
            <text:p>01:22:32</text:p>
          </table:table-cell>
          <table:table-cell office:value-type="time" office:time-value="PT00H07M46S" calcext:value-type="time">
            <text:p>00:07:46</text:p>
          </table:table-cell>
          <table:table-cell office:value-type="time" office:time-value="PT00H00M05S" calcext:value-type="time">
            <text:p>00:00:05</text:p>
          </table:table-cell>
          <table:table-cell table:formula="of:=[.J35]+[.K35]" office:value-type="time" office:time-value="PT00H07M51S" calcext:value-type="time">
            <text:p>00:07:51</text:p>
          </table:table-cell>
          <table:table-cell office:value-type="time" office:time-value="PT00H14M17S" calcext:value-type="time">
            <text:p>00:14:17</text:p>
          </table:table-cell>
          <table:table-cell office:value-type="time" office:time-value="PT00H00M04S" calcext:value-type="time">
            <text:p>00:00:04</text:p>
          </table:table-cell>
          <table:table-cell table:formula="of:=[.M35]+[.N35]" office:value-type="time" office:time-value="PT00H14M21S" calcext:value-type="time">
            <text:p>00:14:21</text:p>
          </table:table-cell>
          <table:table-cell office:value-type="time" office:time-value="PT00H36M13S" calcext:value-type="time">
            <text:p>00:36:13</text:p>
          </table:table-cell>
          <table:table-cell office:value-type="float" office:value="0" calcext:value-type="float">
            <text:p>0</text:p>
          </table:table-cell>
          <table:table-cell table:formula="of:=[.P35]+[.Q35]" office:value-type="time" office:time-value="PT00H36M13S" calcext:value-type="time">
            <text:p>00:36:1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9M04S" calcext:value-type="time">
            <text:p>01:19:04</text:p>
          </table:table-cell>
          <table:table-cell office:value-type="time" office:time-value="PT00H00M17S" calcext:value-type="time">
            <text:p>00:00:17</text:p>
          </table:table-cell>
          <table:table-cell table:formula="of:=[.G36]+[.H36]" office:value-type="time" office:time-value="PT01H19M21S" calcext:value-type="time">
            <text:p>01:19:21</text:p>
          </table:table-cell>
          <table:table-cell office:value-type="time" office:time-value="PT00H06M24S" calcext:value-type="time">
            <text:p>00:06:24</text:p>
          </table:table-cell>
          <table:table-cell office:value-type="time" office:time-value="PT00H00M05S" calcext:value-type="time">
            <text:p>00:00:05</text:p>
          </table:table-cell>
          <table:table-cell table:formula="of:=[.J36]+[.K36]" office:value-type="time" office:time-value="PT00H06M29S" calcext:value-type="time">
            <text:p>00:06:29</text:p>
          </table:table-cell>
          <table:table-cell office:value-type="time" office:time-value="PT00H11M04S" calcext:value-type="time">
            <text:p>00:11:04</text:p>
          </table:table-cell>
          <table:table-cell office:value-type="time" office:time-value="PT00H00M03S" calcext:value-type="time">
            <text:p>00:00:03</text:p>
          </table:table-cell>
          <table:table-cell table:formula="of:=[.M36]+[.N36]" office:value-type="time" office:time-value="PT00H11M07S" calcext:value-type="time">
            <text:p>00:11:07</text:p>
          </table:table-cell>
          <table:table-cell office:value-type="time" office:time-value="PT00H30M57S" calcext:value-type="time">
            <text:p>00:30:57</text:p>
          </table:table-cell>
          <table:table-cell office:value-type="float" office:value="0" calcext:value-type="float">
            <text:p>0</text:p>
          </table:table-cell>
          <table:table-cell table:formula="of:=[.P36]+[.Q36]" office:value-type="time" office:time-value="PT00H30M57S" calcext:value-type="time">
            <text:p>00:30:5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20M56S" calcext:value-type="time">
            <text:p>01:20:56</text:p>
          </table:table-cell>
          <table:table-cell office:value-type="time" office:time-value="PT00H00M16S" calcext:value-type="time">
            <text:p>00:00:16</text:p>
          </table:table-cell>
          <table:table-cell table:formula="of:=[.G37]+[.H37]" office:value-type="time" office:time-value="PT01H21M12S" calcext:value-type="time">
            <text:p>01:21:12</text:p>
          </table:table-cell>
          <table:table-cell office:value-type="time" office:time-value="PT00H07M26S" calcext:value-type="time">
            <text:p>00:07:26</text:p>
          </table:table-cell>
          <table:table-cell office:value-type="time" office:time-value="PT00H00M05S" calcext:value-type="time">
            <text:p>00:00:05</text:p>
          </table:table-cell>
          <table:table-cell table:formula="of:=[.J37]+[.K37]" office:value-type="time" office:time-value="PT00H07M31S" calcext:value-type="time">
            <text:p>00:07:31</text:p>
          </table:table-cell>
          <table:table-cell office:value-type="time" office:time-value="PT00H13M46S" calcext:value-type="time">
            <text:p>00:13:46</text:p>
          </table:table-cell>
          <table:table-cell office:value-type="time" office:time-value="PT00H00M03S" calcext:value-type="time">
            <text:p>00:00:03</text:p>
          </table:table-cell>
          <table:table-cell table:formula="of:=[.M37]+[.N37]" office:value-type="time" office:time-value="PT00H13M49S" calcext:value-type="time">
            <text:p>00:13:49</text:p>
          </table:table-cell>
          <table:table-cell office:value-type="time" office:time-value="PT00H34M11S" calcext:value-type="time">
            <text:p>00:34:11</text:p>
          </table:table-cell>
          <table:table-cell office:value-type="float" office:value="0" calcext:value-type="float">
            <text:p>0</text:p>
          </table:table-cell>
          <table:table-cell table:formula="of:=[.P37]+[.Q37]" office:value-type="time" office:time-value="PT00H34M11S" calcext:value-type="time">
            <text:p>00:34:1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 gcc 3.3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54S" calcext:value-type="time">
            <text:p>01:18:54</text:p>
          </table:table-cell>
          <table:table-cell office:value-type="time" office:time-value="PT00H00M16S" calcext:value-type="time">
            <text:p>00:00:16</text:p>
          </table:table-cell>
          <table:table-cell table:formula="of:=[.G38]+[.H38]" office:value-type="time" office:time-value="PT01H19M10S" calcext:value-type="time">
            <text:p>01:19:10</text:p>
          </table:table-cell>
          <table:table-cell office:value-type="time" office:time-value="PT00H07M43S" calcext:value-type="time">
            <text:p>00:07:43</text:p>
          </table:table-cell>
          <table:table-cell office:value-type="time" office:time-value="PT00H00M05S" calcext:value-type="time">
            <text:p>00:00:05</text:p>
          </table:table-cell>
          <table:table-cell table:formula="of:=[.J38]+[.K38]" office:value-type="time" office:time-value="PT00H07M48S" calcext:value-type="time">
            <text:p>00:07:48</text:p>
          </table:table-cell>
          <table:table-cell office:value-type="time" office:time-value="PT00H14M04S" calcext:value-type="time">
            <text:p>00:14:04</text:p>
          </table:table-cell>
          <table:table-cell office:value-type="time" office:time-value="PT00H00M04S" calcext:value-type="time">
            <text:p>00:00:04</text:p>
          </table:table-cell>
          <table:table-cell table:formula="of:=[.M38]+[.N38]" office:value-type="time" office:time-value="PT00H14M08S" calcext:value-type="time">
            <text:p>00:14:08</text:p>
          </table:table-cell>
          <table:table-cell office:value-type="time" office:time-value="PT00H38M04S" calcext:value-type="time">
            <text:p>00:38:04</text:p>
          </table:table-cell>
          <table:table-cell office:value-type="float" office:value="0" calcext:value-type="float">
            <text:p>0</text:p>
          </table:table-cell>
          <table:table-cell table:formula="of:=[.P38]+[.Q38]" office:value-type="time" office:time-value="PT00H38M04S" calcext:value-type="time">
            <text:p>00:38:0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 gcc 4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20S" calcext:value-type="time">
            <text:p>01:18:20</text:p>
          </table:table-cell>
          <table:table-cell office:value-type="time" office:time-value="PT00H00M17S" calcext:value-type="time">
            <text:p>00:00:17</text:p>
          </table:table-cell>
          <table:table-cell table:formula="of:=[.G39]+[.H39]" office:value-type="time" office:time-value="PT01H18M37S" calcext:value-type="time">
            <text:p>01:18:37</text:p>
          </table:table-cell>
          <table:table-cell office:value-type="time" office:time-value="PT00H07M17S" calcext:value-type="time">
            <text:p>00:07:17</text:p>
          </table:table-cell>
          <table:table-cell office:value-type="time" office:time-value="PT00H00M05S" calcext:value-type="time">
            <text:p>00:00:05</text:p>
          </table:table-cell>
          <table:table-cell table:formula="of:=[.J39]+[.K39]" office:value-type="time" office:time-value="PT00H07M22S" calcext:value-type="time">
            <text:p>00:07:22</text:p>
          </table:table-cell>
          <table:table-cell office:value-type="time" office:time-value="PT00H13M38S" calcext:value-type="time">
            <text:p>00:13:38</text:p>
          </table:table-cell>
          <table:table-cell office:value-type="time" office:time-value="PT00H00M03S" calcext:value-type="time">
            <text:p>00:00:03</text:p>
          </table:table-cell>
          <table:table-cell table:formula="of:=[.M39]+[.N39]" office:value-type="time" office:time-value="PT00H13M41S" calcext:value-type="time">
            <text:p>00:13:41</text:p>
          </table:table-cell>
          <table:table-cell office:value-type="time" office:time-value="PT00H34M20S" calcext:value-type="time">
            <text:p>00:34:20</text:p>
          </table:table-cell>
          <table:table-cell office:value-type="float" office:value="0" calcext:value-type="float">
            <text:p>0</text:p>
          </table:table-cell>
          <table:table-cell table:formula="of:=[.P39]+[.Q39]" office:value-type="time" office:time-value="PT00H34M20S" calcext:value-type="time">
            <text:p>00:34:2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WOC17/Debian_emd64t 32 bit mode icc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45S" calcext:value-type="time">
            <text:p>01:18:45</text:p>
          </table:table-cell>
          <table:table-cell office:value-type="time" office:time-value="PT00H00M17S" calcext:value-type="time">
            <text:p>00:00:17</text:p>
          </table:table-cell>
          <table:table-cell table:formula="of:=[.G40]+[.H40]" office:value-type="time" office:time-value="PT01H19M02S" calcext:value-type="time">
            <text:p>01:19:02</text:p>
          </table:table-cell>
          <table:table-cell office:value-type="time" office:time-value="PT00H07M19S" calcext:value-type="time">
            <text:p>00:07:19</text:p>
          </table:table-cell>
          <table:table-cell office:value-type="time" office:time-value="PT00H00M05S" calcext:value-type="time">
            <text:p>00:00:05</text:p>
          </table:table-cell>
          <table:table-cell table:formula="of:=[.J40]+[.K40]" office:value-type="time" office:time-value="PT00H07M24S" calcext:value-type="time">
            <text:p>00:07:24</text:p>
          </table:table-cell>
          <table:table-cell office:value-type="time" office:time-value="PT00H14M54S" calcext:value-type="time">
            <text:p>00:14:54</text:p>
          </table:table-cell>
          <table:table-cell office:value-type="time" office:time-value="PT00H00M03S" calcext:value-type="time">
            <text:p>00:00:03</text:p>
          </table:table-cell>
          <table:table-cell table:formula="of:=[.M40]+[.N40]" office:value-type="time" office:time-value="PT00H14M57S" calcext:value-type="time">
            <text:p>00:14:57</text:p>
          </table:table-cell>
          <table:table-cell office:value-type="time" office:time-value="PT00H35M06S" calcext:value-type="time">
            <text:p>00:35:06</text:p>
          </table:table-cell>
          <table:table-cell office:value-type="float" office:value="0" calcext:value-type="float">
            <text:p>0</text:p>
          </table:table-cell>
          <table:table-cell table:formula="of:=[.P40]+[.Q40]" office:value-type="time" office:time-value="PT00H35M06S" calcext:value-type="time">
            <text:p>00:35:0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Usparc 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time" office:time-value="PT22H40M37S" calcext:value-type="time">
            <text:p>22:40:37</text:p>
          </table:table-cell>
          <table:table-cell office:value-type="time" office:time-value="PT00H02M11S" calcext:value-type="time">
            <text:p>00:02:11</text:p>
          </table:table-cell>
          <table:table-cell table:formula="of:=[.G41]+[.H41]" office:value-type="time" office:time-value="PT22H42M48S" calcext:value-type="time">
            <text:p>22:42:48</text:p>
          </table:table-cell>
          <table:table-cell office:value-type="time" office:time-value="PT02H20M07S" calcext:value-type="time">
            <text:p>02:20:07</text:p>
          </table:table-cell>
          <table:table-cell office:value-type="time" office:time-value="PT00H00M30S" calcext:value-type="time">
            <text:p>00:00:30</text:p>
          </table:table-cell>
          <table:table-cell table:formula="of:=[.J41]+[.K41]" office:value-type="time" office:time-value="PT02H20M37S" calcext:value-type="time">
            <text:p>02:20:37</text:p>
          </table:table-cell>
          <table:table-cell office:value-type="time" office:time-value="PT03H50M09S" calcext:value-type="time">
            <text:p>03:50:09</text:p>
          </table:table-cell>
          <table:table-cell office:value-type="time" office:time-value="PT00H00M22S" calcext:value-type="time">
            <text:p>00:00:22</text:p>
          </table:table-cell>
          <table:table-cell table:formula="of:=[.M41]+[.N41]" office:value-type="time" office:time-value="PT03H50M31S" calcext:value-type="time">
            <text:p>03:50:31</text:p>
          </table:table-cell>
          <table:table-cell office:value-type="time" office:time-value="PT05H02M43S" calcext:value-type="time">
            <text:p>05:02:4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1]+[.Q41]" office:value-type="time" office:time-value="PT05H02M44S" calcext:value-type="time">
            <text:p>05:02:44</text:p>
          </table:table-cell>
          <table:table-cell table:number-columns-repeated="238"/>
        </table:table-row>
        <table:table-row table:style-name="ro1">
          <table:table-cell table:number-columns-repeated="2" office:value-type="string" calcext:value-type="string">
            <text:p>Core Duo 660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time" office:time-value="PT01H18M30S" calcext:value-type="time">
            <text:p>01:18:30</text:p>
          </table:table-cell>
          <table:table-cell office:value-type="time" office:time-value="PT00H00M27S" calcext:value-type="time">
            <text:p>00:00:27</text:p>
          </table:table-cell>
          <table:table-cell table:formula="of:=[.G42]+[.H42]" office:value-type="time" office:time-value="PT01H18M57S" calcext:value-type="time">
            <text:p>01:18:57</text:p>
          </table:table-cell>
          <table:table-cell office:value-type="time" office:time-value="PT00H07M03S" calcext:value-type="time">
            <text:p>00:07:03</text:p>
          </table:table-cell>
          <table:table-cell office:value-type="time" office:time-value="PT00H00M06S" calcext:value-type="time">
            <text:p>00:00:06</text:p>
          </table:table-cell>
          <table:table-cell table:formula="of:=[.J42]+[.K42]" office:value-type="time" office:time-value="PT00H07M09S" calcext:value-type="time">
            <text:p>00:07:09</text:p>
          </table:table-cell>
          <table:table-cell office:value-type="time" office:time-value="PT00H13M02S" calcext:value-type="time">
            <text:p>00:13:02</text:p>
          </table:table-cell>
          <table:table-cell office:value-type="time" office:time-value="PT00H00M03S" calcext:value-type="time">
            <text:p>00:00:03</text:p>
          </table:table-cell>
          <table:table-cell table:formula="of:=[.M42]+[.N42]" office:value-type="time" office:time-value="PT00H13M05S" calcext:value-type="time">
            <text:p>00:13:05</text:p>
          </table:table-cell>
          <table:table-cell office:value-type="time" office:time-value="PT00H00M48S" calcext:value-type="time">
            <text:p>00:00:48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42]+[.Q42]" office:value-type="time" office:time-value="PT00H00M51S" calcext:value-type="time">
            <text:p>00:00:51</text:p>
          </table:table-cell>
          <table:table-cell table:number-columns-repeated="238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667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14M14S" calcext:value-type="time">
            <text:p>01:14:14</text:p>
          </table:table-cell>
          <table:table-cell office:value-type="time" office:time-value="PT00H00M13S" calcext:value-type="time">
            <text:p>00:00:13</text:p>
          </table:table-cell>
          <table:table-cell table:formula="of:=[.G43]+[.H43]" office:value-type="time" office:time-value="PT01H14M27S" calcext:value-type="time">
            <text:p>01:14:27</text:p>
          </table:table-cell>
          <table:table-cell office:value-type="time" office:time-value="PT00H06M37S" calcext:value-type="time">
            <text:p>00:06:37</text:p>
          </table:table-cell>
          <table:table-cell office:value-type="time" office:time-value="PT00H00M04S" calcext:value-type="time">
            <text:p>00:00:04</text:p>
          </table:table-cell>
          <table:table-cell table:formula="of:=[.J43]+[.K43]" office:value-type="time" office:time-value="PT00H06M41S" calcext:value-type="time">
            <text:p>00:06:41</text:p>
          </table:table-cell>
          <table:table-cell office:value-type="time" office:time-value="PT00H12M15S" calcext:value-type="time">
            <text:p>00:12:15</text:p>
          </table:table-cell>
          <table:table-cell office:value-type="time" office:time-value="PT00H00M02S" calcext:value-type="time">
            <text:p>00:00:02</text:p>
          </table:table-cell>
          <table:table-cell table:formula="of:=[.M43]+[.N43]" office:value-type="time" office:time-value="PT00H12M17S" calcext:value-type="time">
            <text:p>00:12:17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3]+[.Q43]" office:value-type="time" office:time-value="PT00H29M03S" calcext:value-type="time">
            <text:p>00:29:03</text:p>
          </table:table-cell>
          <table:table-cell table:number-columns-repeated="238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800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07M58S" calcext:value-type="time">
            <text:p>01:07:58</text:p>
          </table:table-cell>
          <table:table-cell office:value-type="time" office:time-value="PT00H00M13S" calcext:value-type="time">
            <text:p>00:00:13</text:p>
          </table:table-cell>
          <table:table-cell table:formula="of:=[.G44]+[.H44]" office:value-type="time" office:time-value="PT01H08M11S" calcext:value-type="time">
            <text:p>01:08:11</text:p>
          </table:table-cell>
          <table:table-cell office:value-type="time" office:time-value="PT00H06M18S" calcext:value-type="time">
            <text:p>00:06:18</text:p>
          </table:table-cell>
          <table:table-cell office:value-type="time" office:time-value="PT00H00M04S" calcext:value-type="time">
            <text:p>00:00:04</text:p>
          </table:table-cell>
          <table:table-cell table:formula="of:=[.J44]+[.K44]" office:value-type="time" office:time-value="PT00H06M22S" calcext:value-type="time">
            <text:p>00:06:22</text:p>
          </table:table-cell>
          <table:table-cell office:value-type="time" office:time-value="PT00H11M57S" calcext:value-type="time">
            <text:p>00:11:57</text:p>
          </table:table-cell>
          <table:table-cell office:value-type="time" office:time-value="PT00H00M02S" calcext:value-type="time">
            <text:p>00:00:02</text:p>
          </table:table-cell>
          <table:table-cell table:formula="of:=[.M44]+[.N44]" office:value-type="time" office:time-value="PT00H11M59S" calcext:value-type="time">
            <text:p>00:11:59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4]+[.Q44]" office:value-type="time" office:time-value="PT00H29M03S" calcext:value-type="time">
            <text:p>00:29:0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Core Duo 6850 – 1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066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50M15S" calcext:value-type="time">
            <text:p>00:50:15</text:p>
          </table:table-cell>
          <table:table-cell office:value-type="time" office:time-value="PT00H00M12S" calcext:value-type="time">
            <text:p>00:00:12</text:p>
          </table:table-cell>
          <table:table-cell table:formula="of:=[.G45]+[.H45]" office:value-type="time" office:time-value="PT00H50M27S" calcext:value-type="time">
            <text:p>00:50:27</text:p>
          </table:table-cell>
          <table:table-cell office:value-type="time" office:time-value="PT00H05M01S" calcext:value-type="time">
            <text:p>00:05:01</text:p>
          </table:table-cell>
          <table:table-cell office:value-type="time" office:time-value="PT00H00M03S" calcext:value-type="time">
            <text:p>00:00:03</text:p>
          </table:table-cell>
          <table:table-cell table:formula="of:=[.J45]+[.K45]" office:value-type="time" office:time-value="PT00H05M04S" calcext:value-type="time">
            <text:p>00:05:04</text:p>
          </table:table-cell>
          <table:table-cell office:value-type="time" office:time-value="PT00H10M17S" calcext:value-type="time">
            <text:p>00:10:17</text:p>
          </table:table-cell>
          <table:table-cell office:value-type="time" office:time-value="PT00H00M02S" calcext:value-type="time">
            <text:p>00:00:02</text:p>
          </table:table-cell>
          <table:table-cell table:formula="of:=[.M45]+[.N45]" office:value-type="time" office:time-value="PT00H10M19S" calcext:value-type="time">
            <text:p>00:10:19</text:p>
          </table:table-cell>
          <table:table-cell office:value-type="time" office:time-value="PT00H24M23S" calcext:value-type="time">
            <text:p>00:24:2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5]+[.Q45]" office:value-type="time" office:time-value="PT00H24M24S" calcext:value-type="time">
            <text:p>00:24:2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Core Duo 6850 – 2 (lagrange 32 bit)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333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49M40S" calcext:value-type="time">
            <text:p>00:49:40</text:p>
          </table:table-cell>
          <table:table-cell office:value-type="time" office:time-value="PT00H00M14S" calcext:value-type="time">
            <text:p>00:00:14</text:p>
          </table:table-cell>
          <table:table-cell table:formula="of:=[.G46]+[.H46]" office:value-type="time" office:time-value="PT00H49M54S" calcext:value-type="time">
            <text:p>00:49:54</text:p>
          </table:table-cell>
          <table:table-cell office:value-type="time" office:time-value="PT00H04M58S" calcext:value-type="time">
            <text:p>00:04:58</text:p>
          </table:table-cell>
          <table:table-cell office:value-type="time" office:time-value="PT00H00M04S" calcext:value-type="time">
            <text:p>00:00:04</text:p>
          </table:table-cell>
          <table:table-cell table:formula="of:=[.J46]+[.K46]" office:value-type="time" office:time-value="PT00H05M02S" calcext:value-type="time">
            <text:p>00:05:02</text:p>
          </table:table-cell>
          <table:table-cell office:value-type="time" office:time-value="PT00H10M18S" calcext:value-type="time">
            <text:p>00:10:18</text:p>
          </table:table-cell>
          <table:table-cell office:value-type="time" office:time-value="PT00H00M02S" calcext:value-type="time">
            <text:p>00:00:02</text:p>
          </table:table-cell>
          <table:table-cell table:formula="of:=[.M46]+[.N46]" office:value-type="time" office:time-value="PT00H10M20S" calcext:value-type="time">
            <text:p>00:10:20</text:p>
          </table:table-cell>
          <table:table-cell office:value-type="time" office:time-value="PT00H24M23S" calcext:value-type="time">
            <text:p>00:24:23</text:p>
          </table:table-cell>
          <table:table-cell office:value-type="float" office:value="0" calcext:value-type="float">
            <text:p>0</text:p>
          </table:table-cell>
          <table:table-cell table:formula="of:=[.P46]+[.Q46]" office:value-type="time" office:time-value="PT00H24M23S" calcext:value-type="time">
            <text:p>00:24:2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Core Duo 8600 (Sylow 32 bit)</text:p>
          </table:table-cell>
          <table:table-cell office:value-type="string" calcext:value-type="string">
            <text:p>Core Duo 8600</text:p>
          </table:table-cell>
          <table:table-cell office:value-type="float" office:value="3300" calcext:value-type="float">
            <text:p>3300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DDR1333</text:p>
          </table:table-cell>
          <table:table-cell office:value-type="float" office:value="6670" calcext:value-type="float">
            <text:p>6670</text:p>
          </table:table-cell>
          <table:table-cell office:value-type="time" office:time-value="PT00H52M56S" calcext:value-type="time">
            <text:p>00:52:56</text:p>
          </table:table-cell>
          <table:table-cell office:value-type="time" office:time-value="PT00H00M12S" calcext:value-type="time">
            <text:p>00:00:12</text:p>
          </table:table-cell>
          <table:table-cell table:formula="of:=[.G47]+[.H47]" office:value-type="time" office:time-value="PT00H53M08S" calcext:value-type="time">
            <text:p>00:53:08</text:p>
          </table:table-cell>
          <table:table-cell office:value-type="time" office:time-value="PT00H04M52S" calcext:value-type="time">
            <text:p>00:04:52</text:p>
          </table:table-cell>
          <table:table-cell office:value-type="time" office:time-value="PT00H00M03S" calcext:value-type="time">
            <text:p>00:00:03</text:p>
          </table:table-cell>
          <table:table-cell table:formula="of:=[.J47]+[.K47]" office:value-type="time" office:time-value="PT00H04M55S" calcext:value-type="time">
            <text:p>00:04:55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0M02S" calcext:value-type="time">
            <text:p>00:00:02</text:p>
          </table:table-cell>
          <table:table-cell table:formula="of:=[.M47]+[.N47]" office:value-type="time" office:time-value="PT00H09M31S" calcext:value-type="time">
            <text:p>00:09:31</text:p>
          </table:table-cell>
          <table:table-cell office:value-type="time" office:time-value="PT00H21M56S" calcext:value-type="time">
            <text:p>00:21:56</text:p>
          </table:table-cell>
          <table:table-cell office:value-type="float" office:value="0" calcext:value-type="float">
            <text:p>0</text:p>
          </table:table-cell>
          <table:table-cell table:formula="of:=[.P47]+[.Q47]" office:value-type="time" office:time-value="PT00H21M56S" calcext:value-type="time">
            <text:p>00:21:5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Chevalley (E7200 32 bit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12M41S" calcext:value-type="time">
            <text:p>01:12:41</text:p>
          </table:table-cell>
          <table:table-cell office:value-type="time" office:time-value="PT00H00M21S" calcext:value-type="time">
            <text:p>00:00:21</text:p>
          </table:table-cell>
          <table:table-cell table:formula="of:=[.G48]+[.H48]" office:value-type="time" office:time-value="PT01H13M02S" calcext:value-type="time">
            <text:p>01:13:02</text:p>
          </table:table-cell>
          <table:table-cell office:value-type="time" office:time-value="PT00H06M41S" calcext:value-type="time">
            <text:p>00:06:41</text:p>
          </table:table-cell>
          <table:table-cell office:value-type="time" office:time-value="PT00H00M04S" calcext:value-type="time">
            <text:p>00:00:04</text:p>
          </table:table-cell>
          <table:table-cell table:formula="of:=[.J48]+[.K48]" office:value-type="time" office:time-value="PT00H06M45S" calcext:value-type="time">
            <text:p>00:06:45</text:p>
          </table:table-cell>
          <table:table-cell office:value-type="time" office:time-value="PT00H13M03S" calcext:value-type="time">
            <text:p>00:13:03</text:p>
          </table:table-cell>
          <table:table-cell office:value-type="time" office:time-value="PT00H00M03S" calcext:value-type="time">
            <text:p>00:00:03</text:p>
          </table:table-cell>
          <table:table-cell table:formula="of:=[.M48]+[.N48]" office:value-type="time" office:time-value="PT00H13M06S" calcext:value-type="time">
            <text:p>00:13:06</text:p>
          </table:table-cell>
          <table:table-cell office:value-type="time" office:time-value="PT00H28M59S" calcext:value-type="time">
            <text:p>00:28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8]+[.Q48]" office:value-type="time" office:time-value="PT00H29M00S" calcext:value-type="time">
            <text:p>00:29:0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Iv2</text:p>
          </table:table-cell>
          <table:table-cell office:value-type="string" calcext:value-type="string">
            <text:p>Core 2 Duo E218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31M16S" calcext:value-type="time">
            <text:p>01:31:16</text:p>
          </table:table-cell>
          <table:table-cell office:value-type="time" office:time-value="PT00H00M26S" calcext:value-type="time">
            <text:p>00:00:26</text:p>
          </table:table-cell>
          <table:table-cell table:formula="of:=[.G49]+[.H49]" office:value-type="time" office:time-value="PT01H31M42S" calcext:value-type="time">
            <text:p>01:31:42</text:p>
          </table:table-cell>
          <table:table-cell office:value-type="time" office:time-value="PT00H08M43S" calcext:value-type="time">
            <text:p>00:08:43</text:p>
          </table:table-cell>
          <table:table-cell office:value-type="time" office:time-value="PT00H00M05S" calcext:value-type="time">
            <text:p>00:00:05</text:p>
          </table:table-cell>
          <table:table-cell table:formula="of:=[.J49]+[.K49]" office:value-type="time" office:time-value="PT00H08M48S" calcext:value-type="time">
            <text:p>00:08:48</text:p>
          </table:table-cell>
          <table:table-cell office:value-type="time" office:time-value="PT00H16M43S" calcext:value-type="time">
            <text:p>00:16:43</text:p>
          </table:table-cell>
          <table:table-cell office:value-type="time" office:time-value="PT00H00M04S" calcext:value-type="time">
            <text:p>00:00:04</text:p>
          </table:table-cell>
          <table:table-cell table:formula="of:=[.M49]+[.N49]" office:value-type="time" office:time-value="PT00H16M47S" calcext:value-type="time">
            <text:p>00:16:47</text:p>
          </table:table-cell>
          <table:table-cell office:value-type="time" office:time-value="PT00H37M47S" calcext:value-type="time">
            <text:p>00:37:47</text:p>
          </table:table-cell>
          <table:table-cell table:style-name="ce1" office:value-type="time" office:time-value="PT00H00M02S" calcext:value-type="time">
            <text:p>00:00:02</text:p>
          </table:table-cell>
          <table:table-cell table:formula="of:=[.P49]+[.Q49]" office:value-type="time" office:time-value="PT00H37M49S" calcext:value-type="time">
            <text:p>00:37:49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2600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0]+[.H50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0]+[.K50]" office:value-type="time" office:time-value="PT00H02M37S" calcext:value-type="time">
            <text:p>00:02:37</text:p>
          </table:table-cell>
          <table:table-cell office:value-type="time" office:time-value="PT00H07M44S" calcext:value-type="time">
            <text:p>00:07:44</text:p>
          </table:table-cell>
          <table:table-cell office:value-type="time" office:time-value="PT00H00M01S" calcext:value-type="time">
            <text:p>00:00:01</text:p>
          </table:table-cell>
          <table:table-cell table:formula="of:=[.M50]+[.N50]" office:value-type="time" office:time-value="PT00H07M45S" calcext:value-type="time">
            <text:p>00:07:4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0" calcext:value-type="float">
            <text:p>0</text:p>
          </table:table-cell>
          <table:table-cell table:formula="of:=[.P50]+[.Q50]" office:value-type="time" office:time-value="PT00H17M00S" calcext:value-type="time">
            <text:p>00:17:00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2600 (2)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1]+[.H51]" office:value-type="float" office:value="0" calcext:value-type="float">
            <text:p>0</text:p>
          </table:table-cell>
          <table:table-cell office:value-type="time" office:time-value="PT00H03M05S" calcext:value-type="time">
            <text:p>00:03:05</text:p>
          </table:table-cell>
          <table:table-cell office:value-type="time" office:time-value="PT00H00M02S" calcext:value-type="time">
            <text:p>00:00:02</text:p>
          </table:table-cell>
          <table:table-cell table:formula="of:=[.J51]+[.K51]" office:value-type="time" office:time-value="PT00H03M07S" calcext:value-type="time">
            <text:p>00:03:07</text:p>
          </table:table-cell>
          <table:table-cell table:style-name="Default" table:number-columns-repeated="2"/>
          <table:table-cell table:style-name="Default" table:formula="of:=[.M51]+[.N5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1]+[.Q51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3960X (32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2]+[.H52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2]+[.K52]" office:value-type="time" office:time-value="PT00H02M37S" calcext:value-type="time">
            <text:p>00:02:37</text:p>
          </table:table-cell>
          <table:table-cell table:style-name="Default" table:number-columns-repeated="2"/>
          <table:table-cell table:style-name="Default" table:formula="of:=[.M52]+[.N52]" office:value-type="float" office:value="0" calcext:value-type="float">
            <text:p>0</text:p>
          </table:table-cell>
          <table:table-cell office:value-type="time" office:time-value="PT00H17M07S" calcext:value-type="time">
            <text:p>00:17:07</text:p>
          </table:table-cell>
          <table:table-cell office:value-type="float" office:value="0" calcext:value-type="float">
            <text:p>0</text:p>
          </table:table-cell>
          <table:table-cell table:formula="of:=[.P52]+[.Q52]" office:value-type="time" office:time-value="PT00H17M07S" calcext:value-type="time">
            <text:p>00:17:07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3960X (32 bit) (2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3]+[.H53]" office:value-type="float" office:value="0" calcext:value-type="float">
            <text:p>0</text:p>
          </table:table-cell>
          <table:table-cell office:value-type="time" office:time-value="PT00H02M51S" calcext:value-type="time">
            <text:p>00:02:51</text:p>
          </table:table-cell>
          <table:table-cell office:value-type="time" office:time-value="PT00H00M02S" calcext:value-type="time">
            <text:p>00:00:02</text:p>
          </table:table-cell>
          <table:table-cell table:formula="of:=[.J53]+[.K53]" office:value-type="time" office:time-value="PT00H02M53S" calcext:value-type="time">
            <text:p>00:02:53</text:p>
          </table:table-cell>
          <table:table-cell table:style-name="Default" table:number-columns-repeated="2"/>
          <table:table-cell table:style-name="Default" table:formula="of:=[.M53]+[.N53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3]+[.Q53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3960X (32 bit) (4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4]+[.H54]" office:value-type="float" office:value="0" calcext:value-type="float">
            <text:p>0</text:p>
          </table:table-cell>
          <table:table-cell office:value-type="time" office:time-value="PT00H03M27S" calcext:value-type="time">
            <text:p>00:03:27</text:p>
          </table:table-cell>
          <table:table-cell office:value-type="time" office:time-value="PT00H00M02S" calcext:value-type="time">
            <text:p>00:00:02</text:p>
          </table:table-cell>
          <table:table-cell table:formula="of:=[.J54]+[.K54]" office:value-type="time" office:time-value="PT00H03M29S" calcext:value-type="time">
            <text:p>00:03:29</text:p>
          </table:table-cell>
          <table:table-cell table:style-name="Default" table:number-columns-repeated="2"/>
          <table:table-cell table:style-name="Default" table:formula="of:=[.M54]+[.N54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4]+[.Q54]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rauer (64 bit)</text:p>
          </table:table-cell>
          <table:table-cell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800</text:p>
          </table:table-cell>
          <table:table-cell office:value-type="float" office:value="5328" calcext:value-type="float">
            <text:p>5328</text:p>
          </table:table-cell>
          <table:table-cell office:value-type="time" office:time-value="PT01H03M10S" calcext:value-type="time">
            <text:p>01:03:10</text:p>
          </table:table-cell>
          <table:table-cell office:value-type="time" office:time-value="PT00H00M12S" calcext:value-type="time">
            <text:p>00:00:12</text:p>
          </table:table-cell>
          <table:table-cell table:formula="of:=[.G55]+[.H55]" office:value-type="time" office:time-value="PT01H03M22S" calcext:value-type="time">
            <text:p>01:03:22</text:p>
          </table:table-cell>
          <table:table-cell office:value-type="time" office:time-value="PT00H05M07S" calcext:value-type="time">
            <text:p>00:05:07</text:p>
          </table:table-cell>
          <table:table-cell office:value-type="time" office:time-value="PT00H00M03S" calcext:value-type="time">
            <text:p>00:00:03</text:p>
          </table:table-cell>
          <table:table-cell table:formula="of:=[.J55]+[.K55]" office:value-type="time" office:time-value="PT00H05M10S" calcext:value-type="time">
            <text:p>00:05:10</text:p>
          </table:table-cell>
          <table:table-cell office:value-type="time" office:time-value="PT00H08M25S" calcext:value-type="time">
            <text:p>00:08:25</text:p>
          </table:table-cell>
          <table:table-cell office:value-type="time" office:time-value="PT00H00M03S" calcext:value-type="time">
            <text:p>00:00:03</text:p>
          </table:table-cell>
          <table:table-cell table:formula="of:=[.M55]+[.N55]" office:value-type="time" office:time-value="PT00H08M28S" calcext:value-type="time">
            <text:p>00:08:28</text:p>
          </table:table-cell>
          <table:table-cell office:value-type="time" office:time-value="PT00H23M39S" calcext:value-type="time">
            <text:p>00:23:39</text:p>
          </table:table-cell>
          <table:table-cell office:value-type="float" office:value="0" calcext:value-type="float">
            <text:p>0</text:p>
          </table:table-cell>
          <table:table-cell table:formula="of:=[.P55]+[.Q55]" office:value-type="time" office:time-value="PT00H23M39S" calcext:value-type="time">
            <text:p>00:23:3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Steinberg (E2180 64 bit)</text:p>
          </table:table-cell>
          <table:table-cell office:value-type="string" calcext:value-type="string">
            <text:p>E2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Default" table:number-columns-repeated="10"/>
          <table:table-cell/>
          <table:table-cell table:style-name="Default"/>
          <table:table-cell table:number-columns-repeated="238"/>
        </table:table-row>
        <table:table-row table:style-name="ro1">
          <table:table-cell/>
          <table:table-cell office:value-type="string" calcext:value-type="string">
            <text:p>SandyBridge 3960X (64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7]+[.H57]" office:value-type="float" office:value="0" calcext:value-type="float">
            <text:p>0</text:p>
          </table:table-cell>
          <table:table-cell office:value-type="time" office:time-value="PT00H01M52S" calcext:value-type="time">
            <text:p>00:01:52</text:p>
          </table:table-cell>
          <table:table-cell office:value-type="time" office:time-value="PT00H00M01S" calcext:value-type="time">
            <text:p>00:00:01</text:p>
          </table:table-cell>
          <table:table-cell table:formula="of:=[.J57]+[.K57]" office:value-type="time" office:time-value="PT00H01M53S" calcext:value-type="time">
            <text:p>00:01:53</text:p>
          </table:table-cell>
          <table:table-cell office:value-type="time" office:time-value="PT00H03M37S" calcext:value-type="time">
            <text:p>00:03:37</text:p>
          </table:table-cell>
          <table:table-cell office:value-type="time" office:time-value="PT00H00M01S" calcext:value-type="time">
            <text:p>00:00:01</text:p>
          </table:table-cell>
          <table:table-cell table:formula="of:=[.M57]+[.N57]" office:value-type="time" office:time-value="PT00H03M38S" calcext:value-type="time">
            <text:p>00:03:38</text:p>
          </table:table-cell>
          <table:table-cell office:value-type="time" office:time-value="PT00H14M38S" calcext:value-type="time">
            <text:p>00:14:38</text:p>
          </table:table-cell>
          <table:table-cell office:value-type="float" office:value="0" calcext:value-type="float">
            <text:p>0</text:p>
          </table:table-cell>
          <table:table-cell table:formula="of:=[.P57]+[.Q57]" office:value-type="time" office:time-value="PT00H14M38S" calcext:value-type="time">
            <text:p>00:14:3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32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9M56S" calcext:value-type="time">
            <text:p>00:19:56</text:p>
          </table:table-cell>
          <table:table-cell office:value-type="time" office:time-value="PT00H00M05S" calcext:value-type="time">
            <text:p>00:00:05</text:p>
          </table:table-cell>
          <table:table-cell table:formula="of:=[.G58]+[.H58]" office:value-type="time" office:time-value="PT00H20M01S" calcext:value-type="time">
            <text:p>00:20:01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00H00M01S" calcext:value-type="time">
            <text:p>00:00:01</text:p>
          </table:table-cell>
          <table:table-cell table:formula="of:=[.J58]+[.K58]" office:value-type="time" office:time-value="PT00H02M17S" calcext:value-type="time">
            <text:p>00:02:17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1S" calcext:value-type="time">
            <text:p>00:00:01</text:p>
          </table:table-cell>
          <table:table-cell table:formula="of:=[.M58]+[.N58]" office:value-type="time" office:time-value="PT00H06M53S" calcext:value-type="time">
            <text:p>00:06:53</text:p>
          </table:table-cell>
          <table:table-cell office:value-type="time" office:time-value="PT00H14M16S" calcext:value-type="time">
            <text:p>00:14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8]+[.Q58]" office:value-type="time" office:time-value="PT00H14M16S" calcext:value-type="time">
            <text:p>00:14:1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7M55S" calcext:value-type="time">
            <text:p>00:17:55</text:p>
          </table:table-cell>
          <table:table-cell office:value-type="time" office:time-value="PT00H00M03S" calcext:value-type="time">
            <text:p>00:00:03</text:p>
          </table:table-cell>
          <table:table-cell table:formula="of:=[.G59]+[.H59]" office:value-type="time" office:time-value="PT00H17M58S" calcext:value-type="time">
            <text:p>00:17:58</text:p>
          </table:table-cell>
          <table:table-cell office:value-type="time" office:time-value="PT00H01M51S" calcext:value-type="time">
            <text:p>00:01:51</text:p>
          </table:table-cell>
          <table:table-cell office:value-type="time" office:time-value="PT00H00M01S" calcext:value-type="time">
            <text:p>00:00:01</text:p>
          </table:table-cell>
          <table:table-cell table:formula="of:=[.J59]+[.K59]" office:value-type="time" office:time-value="PT00H01M52S" calcext:value-type="time">
            <text:p>00:01:52</text:p>
          </table:table-cell>
          <table:table-cell office:value-type="time" office:time-value="PT00H02M50S" calcext:value-type="time">
            <text:p>00:02:50</text:p>
          </table:table-cell>
          <table:table-cell office:value-type="time" office:time-value="PT00H00M01S" calcext:value-type="time">
            <text:p>00:00:01</text:p>
          </table:table-cell>
          <table:table-cell table:formula="of:=[.M59]+[.N59]" office:value-type="time" office:time-value="PT00H02M51S" calcext:value-type="time">
            <text:p>00:02:51</text:p>
          </table:table-cell>
          <table:table-cell office:value-type="time" office:time-value="PT00H10M13S" calcext:value-type="time">
            <text:p>00:10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9]+[.Q59]" office:value-type="time" office:time-value="PT00H10M13S" calcext:value-type="time">
            <text:p>00:10:13</text:p>
          </table:table-cell>
          <table:table-cell table:style-name="ce1" office:value-type="time" office:time-value="PT00H01M31S" calcext:value-type="time">
            <text:p>00:01:3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59]+[.T59]" office:value-type="time" office:time-value="PT00H01M31S" calcext:value-type="time">
            <text:p>00:01:31</text:p>
          </table:table-cell>
          <table:table-cell table:style-name="ce1" office:value-type="time" office:time-value="PT00H12M01S" calcext:value-type="time">
            <text:p>00:12:0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59]+[.W59]" office:value-type="time" office:time-value="PT00H12M01S" calcext:value-type="time">
            <text:p>00:12:01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59]+[.Z59]" office:value-type="time" office:time-value="PT00H00M52S" calcext:value-type="time">
            <text:p>00:00:52</text:p>
          </table:table-cell>
          <table:table-cell table:style-name="ce1" office:value-type="time" office:time-value="PT00H06M25S" calcext:value-type="time">
            <text:p>00:06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59]+[.AC59]" office:value-type="time" office:time-value="PT00H06M25S" calcext:value-type="time">
            <text:p>00:06:25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9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7184" calcext:value-type="float">
            <text:p>7184</text:p>
          </table:table-cell>
          <table:table-cell office:value-type="time" office:time-value="PT00H17M10S" calcext:value-type="time">
            <text:p>00:17:10</text:p>
          </table:table-cell>
          <table:table-cell office:value-type="time" office:time-value="PT00H00M03S" calcext:value-type="time">
            <text:p>00:00:03</text:p>
          </table:table-cell>
          <table:table-cell table:formula="of:=[.G60]+[.H60]" office:value-type="time" office:time-value="PT00H17M13S" calcext:value-type="time">
            <text:p>00:17:13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0]+[.K60]" office:value-type="time" office:time-value="PT00H01M31S" calcext:value-type="time">
            <text:p>00:01:31</text:p>
          </table:table-cell>
          <table:table-cell office:value-type="time" office:time-value="PT00H02M10S" calcext:value-type="time">
            <text:p>00:02:10</text:p>
          </table:table-cell>
          <table:table-cell office:value-type="time" office:time-value="PT00H00M01S" calcext:value-type="time">
            <text:p>00:00:01</text:p>
          </table:table-cell>
          <table:table-cell table:formula="of:=[.M60]+[.N60]" office:value-type="time" office:time-value="PT00H02M11S" calcext:value-type="time">
            <text:p>00:02:11</text:p>
          </table:table-cell>
          <table:table-cell office:value-type="time" office:time-value="PT00H11M40S" calcext:value-type="time">
            <text:p>00:11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0]+[.Q60]" office:value-type="time" office:time-value="PT00H11M41S" calcext:value-type="time">
            <text:p>00:11:41</text:p>
          </table:table-cell>
          <table:table-cell table:style-name="ce1" office:value-type="time" office:time-value="PT00H01M25S" calcext:value-type="time">
            <text:p>00:01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0]+[.T60]" office:value-type="time" office:time-value="PT00H01M25S" calcext:value-type="time">
            <text:p>00:01:25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0]+[.W60]" office:value-type="time" office:time-value="PT00H11M08S" calcext:value-type="time">
            <text:p>00:11:08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0]+[.Z60]" office:value-type="time" office:time-value="PT00H00M52S" calcext:value-type="time">
            <text:p>00:00:52</text:p>
          </table:table-cell>
          <table:table-cell table:style-name="ce1" office:value-type="time" office:time-value="PT00H06M16S" calcext:value-type="time">
            <text:p>00:06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0]+[.AC60]" office:value-type="time" office:time-value="PT00H06M16S" calcext:value-type="time">
            <text:p>00:06:16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600 (laptop)</text:p>
          </table:table-cell>
          <table:table-cell office:value-type="float" office:value="2100" calcext:value-type="float">
            <text:p>2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time" office:time-value="PT00H19M26S" calcext:value-type="time">
            <text:p>00:19:26</text:p>
          </table:table-cell>
          <table:table-cell office:value-type="time" office:time-value="PT00H00M04S" calcext:value-type="time">
            <text:p>00:00:04</text:p>
          </table:table-cell>
          <table:table-cell table:formula="of:=[.G61]+[.H61]" office:value-type="time" office:time-value="PT00H19M30S" calcext:value-type="time">
            <text:p>00:19:30</text:p>
          </table:table-cell>
          <table:table-cell office:value-type="time" office:time-value="PT00H01M50S" calcext:value-type="time">
            <text:p>00:01:50</text:p>
          </table:table-cell>
          <table:table-cell office:value-type="time" office:time-value="PT00H00M01S" calcext:value-type="time">
            <text:p>00:00:01</text:p>
          </table:table-cell>
          <table:table-cell table:formula="of:=[.J61]+[.K61]" office:value-type="time" office:time-value="PT00H01M51S" calcext:value-type="time">
            <text:p>00:01:51</text:p>
          </table:table-cell>
          <table:table-cell office:value-type="time" office:time-value="PT00H02M40S" calcext:value-type="time">
            <text:p>00:02:40</text:p>
          </table:table-cell>
          <table:table-cell office:value-type="time" office:time-value="PT00H00M01S" calcext:value-type="time">
            <text:p>00:00:01</text:p>
          </table:table-cell>
          <table:table-cell table:formula="of:=[.M61]+[.N61]" office:value-type="time" office:time-value="PT00H02M41S" calcext:value-type="time">
            <text:p>00:02:41</text:p>
          </table:table-cell>
          <table:table-cell office:value-type="time" office:time-value="PT00H14M15S" calcext:value-type="time">
            <text:p>00:14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1]+[.Q61]" office:value-type="time" office:time-value="PT00H14M15S" calcext:value-type="time">
            <text:p>00:14:1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64 bit Skylake</text:p>
          </table:table-cell>
          <table:table-cell office:value-type="string" calcext:value-type="string">
            <text:p>Skylake 670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6816" calcext:value-type="float">
            <text:p>6816</text:p>
          </table:table-cell>
          <table:table-cell office:value-type="time" office:time-value="PT00H13M37S" calcext:value-type="time">
            <text:p>00:13:37</text:p>
          </table:table-cell>
          <table:table-cell office:value-type="time" office:time-value="PT00H00M03S" calcext:value-type="time">
            <text:p>00:00:03</text:p>
          </table:table-cell>
          <table:table-cell table:formula="of:=[.G62]+[.H62]" office:value-type="time" office:time-value="PT00H13M40S" calcext:value-type="time">
            <text:p>00:13:40</text:p>
          </table:table-cell>
          <table:table-cell office:value-type="time" office:time-value="PT00H01M13S" calcext:value-type="time">
            <text:p>00:01:13</text:p>
          </table:table-cell>
          <table:table-cell office:value-type="time" office:time-value="PT00H00M01S" calcext:value-type="time">
            <text:p>00:00:01</text:p>
          </table:table-cell>
          <table:table-cell table:formula="of:=[.J62]+[.K62]" office:value-type="time" office:time-value="PT00H01M14S" calcext:value-type="time">
            <text:p>00:01:14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2]+[.N62]" office:value-type="time" office:time-value="PT00H01M57S" calcext:value-type="time">
            <text:p>00:01:57</text:p>
          </table:table-cell>
          <table:table-cell office:value-type="time" office:time-value="PT00H12M49S" calcext:value-type="time">
            <text:p>00:12:4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2]+[.Q62]" office:value-type="time" office:time-value="PT00H12M49S" calcext:value-type="time">
            <text:p>00:12:49</text:p>
          </table:table-cell>
          <table:table-cell table:style-name="ce1" office:value-type="time" office:time-value="PT00H01M15S" calcext:value-type="time">
            <text:p>00:01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2]+[.T62]" office:value-type="time" office:time-value="PT00H01M15S" calcext:value-type="time">
            <text:p>00:01:15</text:p>
          </table:table-cell>
          <table:table-cell table:style-name="ce3" office:value-type="time" office:time-value="PT00H09M43S" calcext:value-type="time">
            <text:p>00:09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2]+[.W62]" office:value-type="time" office:time-value="PT00H09M43S" calcext:value-type="time">
            <text:p>00:09:43</text:p>
          </table:table-cell>
          <table:table-cell table:style-name="ce1" office:value-type="time" office:time-value="PT00H00M46S" calcext:value-type="time">
            <text:p>00:00:4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2]+[.Z62]" office:value-type="time" office:time-value="PT00H00M46S" calcext:value-type="time">
            <text:p>00:00:46</text:p>
          </table:table-cell>
          <table:table-cell table:style-name="ce3" office:value-type="time" office:time-value="PT00H05M18S" calcext:value-type="time">
            <text:p>00:05:1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2]+[.AC62]" office:value-type="time" office:time-value="PT00H05M18S" calcext:value-type="time">
            <text:p>00:05:18</text:p>
          </table:table-cell>
          <table:table-cell/>
          <table:table-cell table:style-name="ce3"/>
          <table:table-cell table:number-columns-repeated="224"/>
        </table:table-row>
        <table:table-row table:style-name="ro1">
          <table:table-cell office:value-type="string" calcext:value-type="string">
            <text:p>Chevalley (E7200 64 bit gcc 5.4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07M04S" calcext:value-type="time">
            <text:p>01:07:04</text:p>
          </table:table-cell>
          <table:table-cell office:value-type="time" office:time-value="PT00H00M12S" calcext:value-type="time">
            <text:p>00:00:12</text:p>
          </table:table-cell>
          <table:table-cell table:formula="of:=[.G63]+[.H63]" office:value-type="time" office:time-value="PT01H07M16S" calcext:value-type="time">
            <text:p>01:07:16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0M04S" calcext:value-type="time">
            <text:p>00:00:04</text:p>
          </table:table-cell>
          <table:table-cell table:formula="of:=[.J63]+[.K63]" office:value-type="time" office:time-value="PT00H05M46S" calcext:value-type="time">
            <text:p>00:05:46</text:p>
          </table:table-cell>
          <table:table-cell office:value-type="time" office:time-value="PT00H08M47S" calcext:value-type="time">
            <text:p>00:08:47</text:p>
          </table:table-cell>
          <table:table-cell office:value-type="time" office:time-value="PT00H00M03S" calcext:value-type="time">
            <text:p>00:00:03</text:p>
          </table:table-cell>
          <table:table-cell table:formula="of:=[.M63]+[.N63]" office:value-type="time" office:time-value="PT00H08M50S" calcext:value-type="time">
            <text:p>00:08:50</text:p>
          </table:table-cell>
          <table:table-cell office:value-type="time" office:time-value="PT00H27M51S" calcext:value-type="time">
            <text:p>00:27:51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3]+[.Q63]" office:value-type="time" office:time-value="PT00H27M51S" calcext:value-type="time">
            <text:p>00:27:5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rauer (E7200 64 bit, gcc 4.8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time" office:time-value="PT01H05M27S" calcext:value-type="time">
            <text:p>01:05:27</text:p>
          </table:table-cell>
          <table:table-cell office:value-type="time" office:time-value="PT00H00M12S" calcext:value-type="time">
            <text:p>00:00:12</text:p>
          </table:table-cell>
          <table:table-cell table:formula="of:=[.G64]+[.H64]" office:value-type="time" office:time-value="PT01H05M39S" calcext:value-type="time">
            <text:p>01:05:39</text:p>
          </table:table-cell>
          <table:table-cell office:value-type="time" office:time-value="PT00H05M32S" calcext:value-type="time">
            <text:p>00:05:32</text:p>
          </table:table-cell>
          <table:table-cell office:value-type="time" office:time-value="PT00H00M04S" calcext:value-type="time">
            <text:p>00:00:04</text:p>
          </table:table-cell>
          <table:table-cell table:formula="of:=[.J64]+[.K64]" office:value-type="time" office:time-value="PT00H05M36S" calcext:value-type="time">
            <text:p>00:05:3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3S" calcext:value-type="time">
            <text:p>00:00:03</text:p>
          </table:table-cell>
          <table:table-cell table:formula="of:=[.M64]+[.N64]" office:value-type="time" office:time-value="PT00H08M53S" calcext:value-type="time">
            <text:p>00:08:53</text:p>
          </table:table-cell>
          <table:table-cell office:value-type="time" office:time-value="PT00H23M43S" calcext:value-type="time">
            <text:p>00:23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4]+[.Q64]" office:value-type="time" office:time-value="PT00H23M43S" calcext:value-type="time">
            <text:p>00:23:4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Steinberg (E2180 64 bit gcc 5.4)</text:p>
          </table:table-cell>
          <table:table-cell office:value-type="string" calcext:value-type="string">
            <text:p>E218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17M54S" calcext:value-type="time">
            <text:p>01:17:54</text:p>
          </table:table-cell>
          <table:table-cell office:value-type="time" office:time-value="PT00H00M16S" calcext:value-type="time">
            <text:p>00:00:16</text:p>
          </table:table-cell>
          <table:table-cell table:formula="of:=[.G65]+[.H65]" office:value-type="time" office:time-value="PT01H18M10S" calcext:value-type="time">
            <text:p>01:18:10</text:p>
          </table:table-cell>
          <table:table-cell office:value-type="time" office:time-value="PT00H07M06S" calcext:value-type="time">
            <text:p>00:07:06</text:p>
          </table:table-cell>
          <table:table-cell office:value-type="time" office:time-value="PT00H00M05S" calcext:value-type="time">
            <text:p>00:00:05</text:p>
          </table:table-cell>
          <table:table-cell table:formula="of:=[.J65]+[.K65]" office:value-type="time" office:time-value="PT00H07M11S" calcext:value-type="time">
            <text:p>00:07:11</text:p>
          </table:table-cell>
          <table:table-cell office:value-type="time" office:time-value="PT00H10M53S" calcext:value-type="time">
            <text:p>00:10:53</text:p>
          </table:table-cell>
          <table:table-cell office:value-type="time" office:time-value="PT00H00M03S" calcext:value-type="time">
            <text:p>00:00:03</text:p>
          </table:table-cell>
          <table:table-cell table:formula="of:=[.M65]+[.N65]" office:value-type="time" office:time-value="PT00H10M56S" calcext:value-type="time">
            <text:p>00:10:56</text:p>
          </table:table-cell>
          <table:table-cell office:value-type="time" office:time-value="PT00H29M32S" calcext:value-type="time">
            <text:p>00:29:3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5]+[.Q65]" office:value-type="time" office:time-value="PT00H29M32S" calcext:value-type="time">
            <text:p>00:29:3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mega (XEON E5-2698)</text:p>
          </table:table-cell>
          <table:table-cell office:value-type="string" calcext:value-type="string">
            <text:p>XEON E5-2698</text:p>
          </table:table-cell>
          <table:table-cell table:number-columns-repeated="3"/>
          <table:table-cell office:value-type="float" office:value="4600" calcext:value-type="float">
            <text:p>4600</text:p>
          </table:table-cell>
          <table:table-cell office:value-type="time" office:time-value="PT00H19M41S" calcext:value-type="time">
            <text:p>00:19:41</text:p>
          </table:table-cell>
          <table:table-cell office:value-type="time" office:time-value="PT00H00M10S" calcext:value-type="time">
            <text:p>00:00:10</text:p>
          </table:table-cell>
          <table:table-cell table:formula="of:=[.G66]+[.H66]" office:value-type="time" office:time-value="PT00H19M51S" calcext:value-type="time">
            <text:p>00:19:51</text:p>
          </table:table-cell>
          <table:table-cell office:value-type="time" office:time-value="PT00H01M54S" calcext:value-type="time">
            <text:p>00:01:54</text:p>
          </table:table-cell>
          <table:table-cell office:value-type="time" office:time-value="PT00H00M03S" calcext:value-type="time">
            <text:p>00:00:03</text:p>
          </table:table-cell>
          <table:table-cell table:formula="of:=[.J66]+[.K66]" office:value-type="time" office:time-value="PT00H01M57S" calcext:value-type="time">
            <text:p>00:01:57</text:p>
          </table:table-cell>
          <table:table-cell office:value-type="time" office:time-value="PT00H02M26S" calcext:value-type="time">
            <text:p>00:02:26</text:p>
          </table:table-cell>
          <table:table-cell office:value-type="time" office:time-value="PT00H00M01S" calcext:value-type="time">
            <text:p>00:00:01</text:p>
          </table:table-cell>
          <table:table-cell table:formula="of:=[.M66]+[.N66]" office:value-type="time" office:time-value="PT00H02M27S" calcext:value-type="time">
            <text:p>00:02:27</text:p>
          </table:table-cell>
          <table:table-cell office:value-type="time" office:time-value="PT00H13M38S" calcext:value-type="time">
            <text:p>00:13:38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6]+[.Q66]" office:value-type="time" office:time-value="PT00H13M39S" calcext:value-type="time">
            <text:p>00:13:3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64 bit Kaby Lake</text:p>
          </table:table-cell>
          <table:table-cell office:value-type="string" calcext:value-type="string">
            <text:p>Kaby Lake 770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7200" calcext:value-type="float">
            <text:p>7200</text:p>
          </table:table-cell>
          <table:table-cell office:value-type="time" office:time-value="PT00H13M40S" calcext:value-type="time">
            <text:p>00:13:40</text:p>
          </table:table-cell>
          <table:table-cell office:value-type="time" office:time-value="PT00H00M03S" calcext:value-type="time">
            <text:p>00:00:03</text:p>
          </table:table-cell>
          <table:table-cell table:formula="of:=[.G67]+[.H67]" office:value-type="time" office:time-value="PT00H13M43S" calcext:value-type="time">
            <text:p>00:13:43</text:p>
          </table:table-cell>
          <table:table-cell office:value-type="time" office:time-value="PT00H01M12S" calcext:value-type="time">
            <text:p>00:01:12</text:p>
          </table:table-cell>
          <table:table-cell office:value-type="time" office:time-value="PT00H00M01S" calcext:value-type="time">
            <text:p>00:00:01</text:p>
          </table:table-cell>
          <table:table-cell table:formula="of:=[.J67]+[.K67]" office:value-type="time" office:time-value="PT00H01M13S" calcext:value-type="time">
            <text:p>00:01:13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7]+[.N67]" office:value-type="time" office:time-value="PT00H01M57S" calcext:value-type="time">
            <text:p>00:01:57</text:p>
          </table:table-cell>
          <table:table-cell office:value-type="time" office:time-value="PT00H12M12S" calcext:value-type="time">
            <text:p>00:12:1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7]+[.Q67]" office:value-type="time" office:time-value="PT00H12M12S" calcext:value-type="time">
            <text:p>00:12:12</text:p>
          </table:table-cell>
          <table:table-cell table:style-name="ce1" office:value-type="time" office:time-value="PT00H01M13S" calcext:value-type="time">
            <text:p>00:01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7]+[.T67]" office:value-type="time" office:time-value="PT00H01M13S" calcext:value-type="time">
            <text:p>00:01:13</text:p>
          </table:table-cell>
          <table:table-cell table:style-name="ce1" office:value-type="time" office:time-value="PT00H09M27S" calcext:value-type="time">
            <text:p>00:09:27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7]+[.W67]" office:value-type="time" office:time-value="PT00H09M27S" calcext:value-type="time">
            <text:p>00:09:27</text:p>
          </table:table-cell>
          <table:table-cell table:style-name="ce1" office:value-type="time" office:time-value="PT00H00M45S" calcext:value-type="time">
            <text:p>00:00:4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7]+[.Z67]" office:value-type="time" office:time-value="PT00H00M45S" calcext:value-type="time">
            <text:p>00:00:45</text:p>
          </table:table-cell>
          <table:table-cell table:style-name="ce1" office:value-type="time" office:time-value="PT00H05M11S" calcext:value-type="time">
            <text:p>00:05:1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7]+[.AC67]" office:value-type="time" office:time-value="PT00H05M11S" calcext:value-type="time">
            <text:p>00:05:11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Schur (i5 NUC)</text:p>
          </table:table-cell>
          <table:table-cell office:value-type="string" calcext:value-type="string">
            <text:p>i5-726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 office:value-type="time" office:time-value="PT00H21M14S" calcext:value-type="time">
            <text:p>00:21:14</text:p>
          </table:table-cell>
          <table:table-cell office:value-type="time" office:time-value="PT00H00M04S" calcext:value-type="time">
            <text:p>00:00:04</text:p>
          </table:table-cell>
          <table:table-cell table:formula="of:=[.G68]+[.H68]" office:value-type="time" office:time-value="PT00H21M18S" calcext:value-type="time">
            <text:p>00:21:18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8]+[.K68]" office:value-type="time" office:time-value="PT00H01M31S" calcext:value-type="time">
            <text:p>00:01:31</text:p>
          </table:table-cell>
          <table:table-cell office:value-type="time" office:time-value="PT00H02M13S" calcext:value-type="time">
            <text:p>00:02:13</text:p>
          </table:table-cell>
          <table:table-cell office:value-type="time" office:time-value="PT00H00M01S" calcext:value-type="time">
            <text:p>00:00:01</text:p>
          </table:table-cell>
          <table:table-cell table:formula="of:=[.M68]+[.N68]" office:value-type="time" office:time-value="PT00H02M14S" calcext:value-type="time">
            <text:p>00:02:14</text:p>
          </table:table-cell>
          <table:table-cell office:value-type="time" office:time-value="PT00H11M58S" calcext:value-type="time">
            <text:p>00:11:58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8]+[.Q68]" office:value-type="time" office:time-value="PT00H11M58S" calcext:value-type="time">
            <text:p>00:11:58</text:p>
          </table:table-cell>
          <table:table-cell table:style-name="ce1" office:value-type="time" office:time-value="PT00H02M38S" calcext:value-type="time">
            <text:p>00:02:38</text:p>
          </table:table-cell>
          <table:table-cell table:style-name="ce1" office:value-type="time" office:time-value="PT00H00M08S" calcext:value-type="time">
            <text:p>00:00:08</text:p>
          </table:table-cell>
          <table:table-cell table:style-name="ce3" table:formula="of:=[.S68]+[.T68]" office:value-type="time" office:time-value="PT00H02M46S" calcext:value-type="time">
            <text:p>00:02:46</text:p>
          </table:table-cell>
          <table:table-cell table:style-name="ce1" office:value-type="time" office:time-value="PT00H40M38S" calcext:value-type="time">
            <text:p>00:40:38</text:p>
          </table:table-cell>
          <table:table-cell table:style-name="ce1" office:value-type="time" office:time-value="PT00H00M40S" calcext:value-type="time">
            <text:p>00:00:40</text:p>
          </table:table-cell>
          <table:table-cell table:style-name="ce3" table:formula="of:=[.V68]+[.W68]" office:value-type="time" office:time-value="PT00H41M18S" calcext:value-type="time">
            <text:p>00:41:18</text:p>
          </table:table-cell>
          <table:table-cell table:style-name="ce1" office:value-type="time" office:time-value="PT00H02M53S" calcext:value-type="time">
            <text:p>00:02:53</text:p>
          </table:table-cell>
          <table:table-cell table:style-name="ce1" office:value-type="time" office:time-value="PT00H00M02S" calcext:value-type="time">
            <text:p>00:00:02</text:p>
          </table:table-cell>
          <table:table-cell table:style-name="ce3" table:formula="of:=[.Y68]+[.Z68]" office:value-type="time" office:time-value="PT00H02M55S" calcext:value-type="time">
            <text:p>00:02:55</text:p>
          </table:table-cell>
          <table:table-cell table:style-name="ce1" office:value-type="time" office:time-value="PT00H52M34S" calcext:value-type="time">
            <text:p>00:52:34</text:p>
          </table:table-cell>
          <table:table-cell table:style-name="ce1" office:value-type="time" office:time-value="PT00H00M53S" calcext:value-type="time">
            <text:p>00:00:53</text:p>
          </table:table-cell>
          <table:table-cell table:style-name="ce3" table:formula="of:=[.AB68]+[.AC68]" office:value-type="time" office:time-value="PT00H53M27S" calcext:value-type="time">
            <text:p>00:53:27</text:p>
          </table:table-cell>
          <table:table-cell table:number-columns-repeated="22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  </number:text>
    </number:number-style>
    <number:number-style style:name="N11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  </number:text>
    </number:number-style>
    <number:number-style style:name="N11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9mm" fo:page-height="209.99m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09:39:26.516566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n</meta:initial-creator>
    <meta:creation-date>2002-07-08T15:34:20</meta:creation-date>
    <dc:date>2018-06-02T13:13:05.805843262</dc:date>
    <meta:print-date>2002-07-10T15:54:08</meta:print-date>
    <dc:language>en-US</dc:language>
    <meta:editing-cycles>165</meta:editing-cycles>
    <meta:editing-duration>P16DT13H35M50S</meta:editing-duration>
    <meta:document-statistic meta:table-count="3" meta:cell-count="1151" meta:object-count="0"/>
    <meta:user-defined meta:name="Info 1"/>
    <meta:user-defined meta:name="Info 2"/>
    <meta:user-defined meta:name="Info 3"/>
    <meta:user-defined meta:name="Info 4"/>
  </office:meta>
</office:document-meta>
</file>